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60E90F8C.png" manifest:media-type="image/png"/>
  <manifest:file-entry manifest:full-path="Pictures/100000000000005E0000005E8DF4915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2.6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8" style:family="graphic" style:parent-style-name="measure" style:list-style-name="L1">
      <style:graphic-properties draw:textarea-vertical-align="middle" draw:line-distance="2.65cm"/>
    </style:style>
    <style:style style:name="gr9" style:family="graphic" style:parent-style-name="measure" style:list-style-name="L1">
      <style:graphic-properties svg:stroke-color="#6666ff" draw:textarea-vertical-align="middle"/>
    </style:style>
    <style:style style:name="gr10" style:family="graphic" style:parent-style-name="measure" style:list-style-name="L1">
      <style:graphic-properties svg:stroke-color="#6666ff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measure" style:list-style-name="L1">
      <style:graphic-properties draw:textarea-vertical-align="middle" draw:line-distance="0.4cm"/>
    </style:style>
    <style:style style:name="gr13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/>
    </style:style>
    <style:style style:name="gr14" style:family="graphic" style:parent-style-name="measure" style:list-style-name="L1">
      <style:graphic-properties draw:textarea-vertical-align="middle" draw:line-distance="2.65cm"/>
    </style:style>
    <style:style style:name="gr15" style:family="graphic" style:parent-style-name="measure" style:list-style-name="L1">
      <style:graphic-properties draw:textarea-vertical-align="middle" draw:line-distance="0.91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measure" style:list-style-name="L1">
      <style:graphic-properties draw:textarea-vertical-align="middle" draw:line-distance="0.66cm" draw:placing="below"/>
    </style:style>
    <style:style style:name="gr18" style:family="graphic" style:parent-style-name="measure" style:list-style-name="L1">
      <style:graphic-properties draw:textarea-vertical-align="middle" draw:line-distance="2.5cm"/>
    </style:style>
    <style:style style:name="gr19" style:family="graphic" style:parent-style-name="standard">
      <style:graphic-properties draw:stroke="none" draw:fill-color="#999999" draw:textarea-horizontal-align="justify" draw:textarea-vertical-align="middle" draw:auto-grow-height="false"/>
    </style:style>
    <style:style style:name="gr20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21" style:family="graphic" style:parent-style-name="measure" style:list-style-name="L1">
      <style:graphic-properties draw:textarea-vertical-align="middle" draw:line-distance="1.3cm" draw:placing="below"/>
    </style:style>
    <style:style style:name="gr2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3" style:family="graphic" style:parent-style-name="objectwithoutfill">
      <style:graphic-properties draw:fill="none" draw:opacity="50%" draw:textarea-vertical-align="middle" draw:shadow-opacity="50%"/>
    </style:style>
    <style:style style:name="gr24" style:family="graphic" style:parent-style-name="standard">
      <style:graphic-properties draw:stroke="none" draw:fill-color="#ffffff" draw:opacity="50%" draw:textarea-horizontal-align="justify" draw:textarea-vertical-align="middle" draw:auto-grow-height="false" draw:shadow-opacity="50%"/>
    </style:style>
    <style:style style:name="gr25" style:family="graphic" style:parent-style-name="measure" style:list-style-name="L1">
      <style:graphic-properties draw:textarea-vertical-align="middle"/>
    </style:style>
    <style:style style:name="gr26" style:family="graphic" style:parent-style-name="measure" style:list-style-name="L1">
      <style:graphic-properties draw:textarea-vertical-align="middle" draw:line-distance="1.54cm"/>
    </style:style>
    <style:style style:name="gr27" style:family="graphic" style:parent-style-name="measure" style:list-style-name="L1">
      <style:graphic-properties draw:textarea-vertical-align="middle" draw:line-distance="1.6cm"/>
    </style:style>
    <style:style style:name="gr28" style:family="graphic" style:parent-style-name="measure" style:list-style-name="L1">
      <style:graphic-properties draw:textarea-vertical-align="middle" draw:line-distance="2.08cm"/>
    </style:style>
    <style:style style:name="gr29" style:family="graphic" style:parent-style-name="standard">
      <style:graphic-properties draw:fill="bitmap" draw:fill-image-name="Space_20_Metal" draw:fill-image-width="0.4cm" draw:fill-image-height="0.4cm" draw:textarea-horizontal-align="justify" draw:textarea-vertical-align="middle" draw:auto-grow-height="false"/>
    </style:style>
    <style:style style:name="gr30" style:family="graphic" style:parent-style-name="measure" style:list-style-name="L1">
      <style:graphic-properties draw:textarea-vertical-align="middle" draw:line-distance="0.625cm"/>
    </style:style>
    <style:style style:name="gr31" style:family="graphic" style:parent-style-name="measure" style:list-style-name="L1">
      <style:graphic-properties draw:textarea-vertical-align="middle" draw:line-distance="0.58cm"/>
    </style:style>
    <style:style style:name="gr32" style:family="graphic" style:parent-style-name="measure" style:list-style-name="L1">
      <style:graphic-properties draw:textarea-vertical-align="middle" draw:line-distance="0.395cm"/>
    </style:style>
    <style:style style:name="gr33" style:family="graphic" style:parent-style-name="measure" style:list-style-name="L1">
      <style:graphic-properties draw:textarea-vertical-align="middle" draw:line-distance="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measure" style:list-style-name="L1">
      <style:graphic-properties draw:textarea-vertical-align="middle" draw:line-distance="2.42cm"/>
    </style:style>
    <style:style style:name="gr36" style:family="graphic" style:parent-style-name="measure" style:list-style-name="L1">
      <style:graphic-properties draw:textarea-vertical-align="middle"/>
    </style:style>
    <style:style style:name="gr37" style:family="graphic" style:parent-style-name="measure" style:list-style-name="L1">
      <style:graphic-properties draw:textarea-vertical-align="middle" draw:line-distance="0.4cm"/>
    </style:style>
    <style:style style:name="gr38" style:family="graphic" style:parent-style-name="measure" style:list-style-name="L1">
      <style:graphic-properties draw:textarea-vertical-align="middle" draw:line-distance="2.42cm"/>
    </style:style>
    <style:style style:name="gr39" style:family="graphic" style:parent-style-name="measure" style:list-style-name="L1">
      <style:graphic-properties draw:textarea-vertical-align="middle" draw:line-distance="1.54cm"/>
    </style:style>
    <style:style style:name="gr40" style:family="graphic" style:parent-style-name="measure" style:list-style-name="L1">
      <style:graphic-properties draw:textarea-vertical-align="middle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2" style:family="graphic" style:parent-style-name="standard">
      <style:graphic-properties draw:opacity="80%" draw:textarea-horizontal-align="justify" draw:textarea-vertical-align="middle" draw:auto-grow-height="false" draw:shadow-opacity="80%"/>
    </style:style>
    <style:style style:name="gr43" style:family="graphic" style:parent-style-name="measure">
      <style:graphic-properties draw:textarea-vertical-align="middle" draw:line-distance="2.32cm"/>
    </style:style>
    <style:style style:name="gr44" style:family="graphic" style:parent-style-name="standard">
      <style:graphic-properties draw:stroke="none" draw:textarea-horizontal-align="justify" draw:textarea-vertical-align="middle" draw:auto-grow-height="false"/>
    </style:style>
    <style:style style:name="gr45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46" style:family="graphic" style:parent-style-name="measure">
      <style:graphic-properties draw:textarea-vertical-align="middle" draw:line-distance="1.5cm"/>
    </style:style>
    <style:style style:name="gr47" style:family="graphic" style:parent-style-name="measure">
      <style:graphic-properties draw:textarea-vertical-align="middle" draw:line-distance="1.08cm"/>
    </style:style>
    <style:style style:name="gr48" style:family="graphic" style:parent-style-name="measure">
      <style:graphic-properties draw:textarea-vertical-align="middle" draw:line-distance="0.62cm"/>
    </style:style>
    <style:style style:name="gr49" style:family="graphic" style:parent-style-name="measure" style:list-style-name="L1">
      <style:graphic-properties draw:textarea-vertical-align="middle" draw:line-distance="1cm"/>
    </style:style>
    <style:style style:name="gr50" style:family="graphic" style:parent-style-name="measure" style:list-style-name="L1">
      <style:graphic-properties draw:textarea-vertical-align="middle" draw:line-distance="0.38cm"/>
    </style:style>
    <style:style style:name="gr51" style:family="graphic" style:parent-style-name="measure">
      <style:graphic-properties draw:textarea-vertical-align="middle" draw:line-distance="0.76cm"/>
    </style:style>
    <style:style style:name="gr52" style:family="graphic" style:parent-style-name="measure" style:list-style-name="L1">
      <style:graphic-properties draw:textarea-vertical-align="middle" draw:line-distance="1.24cm"/>
    </style:style>
    <style:style style:name="gr53" style:family="graphic" style:parent-style-name="measure" style:list-style-name="L1">
      <style:graphic-properties svg:stroke-color="#333333" draw:textarea-vertical-align="middle"/>
    </style:style>
    <style:style style:name="gr54" style:family="graphic" style:parent-style-name="measure" style:list-style-name="L1">
      <style:graphic-properties svg:stroke-color="#333333" draw:textarea-vertical-align="middle"/>
    </style:style>
    <style:style style:name="gr55" style:family="graphic" style:parent-style-name="measure" style:list-style-name="L1">
      <style:graphic-properties svg:stroke-color="#333333" draw:textarea-vertical-align="middle"/>
    </style:style>
    <style:style style:name="gr56" style:family="graphic" style:parent-style-name="measure" style:list-style-name="L1">
      <style:graphic-properties svg:stroke-color="#333333" draw:textarea-vertical-align="middle" draw:line-distance="0.42cm"/>
    </style:style>
    <style:style style:name="gr57" style:family="graphic" style:parent-style-name="measure" style:list-style-name="L1">
      <style:graphic-properties draw:textarea-vertical-align="middle" draw:line-distance="2.26cm"/>
    </style:style>
    <style:style style:name="gr58" style:family="graphic" style:parent-style-name="measure" style:list-style-name="L1">
      <style:graphic-properties draw:textarea-vertical-align="middle" draw:show-unit="false"/>
    </style:style>
    <style:style style:name="gr59" style:family="graphic" style:parent-style-name="measure" style:list-style-name="L1">
      <style:graphic-properties draw:textarea-vertical-align="middle"/>
    </style:style>
    <style:style style:name="gr60" style:family="graphic" style:parent-style-name="measure" style:list-style-name="L1">
      <style:graphic-properties draw:textarea-vertical-align="middle" draw:line-distance="1.06cm"/>
    </style:style>
    <style:style style:name="gr61" style:family="graphic" style:parent-style-name="measure" style:list-style-name="L1">
      <style:graphic-properties draw:textarea-vertical-align="middle" draw:line-distance="0.44cm"/>
    </style:style>
    <style:style style:name="gr62" style:family="graphic" style:parent-style-name="measure" style:list-style-name="L1">
      <style:graphic-properties draw:textarea-vertical-align="middle" draw:line-distance="0.26cm"/>
    </style:style>
    <style:style style:name="gr63" style:family="graphic" style:parent-style-name="measure" style:list-style-name="L1">
      <style:graphic-properties draw:textarea-vertical-align="middle"/>
    </style:style>
    <style:style style:name="gr64" style:family="graphic" style:parent-style-name="measure" style:list-style-name="L1">
      <style:graphic-properties draw:textarea-vertical-align="middle"/>
    </style:style>
    <style:style style:name="gr65" style:family="graphic" style:parent-style-name="measure" style:list-style-name="L1">
      <style:graphic-properties draw:textarea-vertical-align="middle" draw:line-distance="0.4cm"/>
    </style:style>
    <style:style style:name="gr66" style:family="graphic" style:parent-style-name="measure" style:list-style-name="L1">
      <style:graphic-properties draw:textarea-vertical-align="middle"/>
    </style:style>
    <style:style style:name="gr67" style:family="graphic" style:parent-style-name="measure" style:list-style-name="L1">
      <style:graphic-properties draw:textarea-vertical-align="middle" draw:line-distance="0.4cm"/>
    </style:style>
    <style:style style:name="gr68" style:family="graphic" style:parent-style-name="measure" style:list-style-name="L1">
      <style:graphic-properties draw:textarea-vertical-align="middle"/>
    </style:style>
    <style:style style:name="gr69" style:family="graphic" style:parent-style-name="objectwithoutfill">
      <style:graphic-properties svg:stroke-width="0.2cm" draw:marker-start-width="0.8cm" draw:marker-end-width="0.8cm" draw:fill="none" draw:textarea-horizontal-align="center" draw:textarea-vertical-align="middle" fo:padding-top="0.225cm" fo:padding-bottom="0.225cm" fo:padding-left="0.35cm" fo:padding-right="0.35cm"/>
    </style:style>
    <style:style style:name="gr70" style:family="graphic" style:parent-style-name="measure" style:list-style-name="L1">
      <style:graphic-properties draw:textarea-vertical-align="middle" draw:line-distance="0.38cm"/>
    </style:style>
    <style:style style:name="gr71" style:family="graphic" style:parent-style-name="measure" style:list-style-name="L1">
      <style:graphic-properties draw:textarea-vertical-align="middle" draw:line-distance="0.32cm"/>
    </style:style>
    <style:style style:name="gr72" style:family="graphic" style:parent-style-name="measure" style:list-style-name="L1">
      <style:graphic-properties draw:textarea-vertical-align="middle" draw:line-distance="0.5cm" draw:placing="below"/>
    </style:style>
    <style:style style:name="gr73" style:family="graphic" style:parent-style-name="measure" style:list-style-name="L1">
      <style:graphic-properties draw:textarea-vertical-align="middle" draw:line-distance="0.38cm"/>
    </style:style>
    <style:style style:name="gr74" style:family="graphic" style:parent-style-name="standard">
      <style:graphic-properties draw:stroke="none" svg:stroke-color="#000000" draw:fill="none" draw:fill-color="#ffffff" fo:min-height="0.39cm"/>
    </style:style>
    <style:style style:name="gr75" style:family="graphic" style:parent-style-name="measure">
      <style:graphic-properties draw:textarea-vertical-align="middle" draw:line-distance="1.22cm" draw:placing="below"/>
    </style:style>
    <style:style style:name="gr76" style:family="graphic" style:parent-style-name="standard">
      <style:graphic-properties draw:fill="bitmap" draw:fill-image-name="Marble" draw:textarea-horizontal-align="justify" draw:textarea-vertical-align="middle" draw:auto-grow-height="false"/>
    </style:style>
    <style:style style:name="gr77" style:family="graphic" style:parent-style-name="objectwithoutfill">
      <style:graphic-properties svg:stroke-width="0.1cm" draw:marker-start-width="0.5cm" draw:marker-end-width="0.5cm" draw:fill="none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measure">
      <style:graphic-properties draw:textarea-vertical-align="middle" draw:line-distance="1.52cm"/>
    </style:style>
    <style:style style:name="gr79" style:family="graphic" style:parent-style-name="measure">
      <style:graphic-properties draw:textarea-vertical-align="middle" draw:placing="below"/>
    </style:style>
    <style:style style:name="gr80" style:family="graphic" style:parent-style-name="standard">
      <style:graphic-properties draw:stroke="none" svg:stroke-color="#000000" draw:fill="none" draw:fill-color="#ffffff" fo:min-height="0.37cm"/>
    </style:style>
    <style:style style:name="gr81" style:family="graphic" style:parent-style-name="measure">
      <style:graphic-properties draw:textarea-vertical-align="middle" draw:measure-align="right-outside"/>
    </style:style>
    <style:style style:name="gr82" style:family="graphic" style:parent-style-name="measure">
      <style:graphic-properties draw:textarea-vertical-align="middle" draw:line-distance="0.64cm" draw:placing="above"/>
    </style:style>
    <style:style style:name="gr83" style:family="graphic" style:parent-style-name="measure">
      <style:graphic-properties draw:textarea-vertical-align="middle" draw:line-distance="1.2cm"/>
    </style:style>
    <style:style style:name="gr84" style:family="graphic" style:parent-style-name="objectwithoutfill">
      <style:graphic-properties draw:marker-start="Arrow" draw:fill="none" draw:textarea-vertical-align="middle"/>
    </style:style>
    <style:style style:name="gr85" style:family="graphic" style:parent-style-name="objectwithoutfill">
      <style:graphic-properties draw:fill="none"/>
    </style:style>
    <style:style style:name="gr86" style:family="graphic" style:parent-style-name="measure" style:list-style-name="L1">
      <style:graphic-properties draw:textarea-vertical-align="middle" draw:line-distance="0.56cm"/>
    </style:style>
    <style:style style:name="gr87" style:family="graphic" style:parent-style-name="measure" style:list-style-name="L1">
      <style:graphic-properties draw:textarea-vertical-align="middle" draw:line-distance="1.3cm"/>
    </style:style>
    <style:style style:name="gr88" style:family="graphic" style:parent-style-name="standard">
      <style:graphic-properties draw:stroke="solid" draw:stroke-dash="Fine_20_Dashed" draw:textarea-horizontal-align="justify" draw:textarea-vertical-align="middle" draw:auto-grow-height="false"/>
    </style:style>
    <style:style style:name="gr89" style:family="graphic" style:parent-style-name="standard">
      <style:graphic-properties draw:stroke="solid" draw:fill-color="#999999" draw:textarea-horizontal-align="justify" draw:textarea-vertical-align="middle" draw:auto-grow-height="false"/>
    </style:style>
    <style:style style:name="gr90" style:family="graphic" style:parent-style-name="standard">
      <style:graphic-properties draw:stroke="solid" draw:fill-color="#00ccff" draw:textarea-horizontal-align="justify" draw:textarea-vertical-align="middle" draw:auto-grow-height="false"/>
    </style:style>
    <style:style style:name="gr91" style:family="graphic" style:parent-style-name="objectwithoutfill">
      <style:graphic-properties draw:stroke="solid" draw:fill="none"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 draw:line-distance="2.1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18pt" style:font-size-complex="18pt"/>
    </style:style>
    <style:style style:name="P6" style:family="paragraph">
      <style:paragraph-properties>
        <style:tab-stops>
          <style:tab-stop style:position="1.852cm"/>
        </style:tab-stops>
      </style:paragraph-properties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8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8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Droid Sans Fallback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cm" svg:height="15.2cm" svg:x="8.75cm" svg:y="1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7.88cm" svg:height="14cm" svg:x="9.31cm" svg:y="2.47cm">
            <text:p text:style-name="P1">LCD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8cm" svg:height="15.2cm" svg:x="20.27cm" svg:y="1.87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0.27cm" svg:y1="2.47cm" svg:x2="20.95cm" svg:y2="2.47cm">
            <text:p/>
          </draw:line>
          <draw:line draw:style-name="gr3" draw:text-style-name="P1" draw:layer="layout" svg:x1="20.27cm" svg:y1="16.47cm" svg:x2="20.95cm" svg:y2="16.47cm">
            <text:p/>
          </draw:line>
        </draw:g>
        <draw:g>
          <draw:custom-shape draw:style-name="gr1" draw:text-style-name="P1" draw:layer="layout" svg:width="9cm" svg:height="0.68cm" svg:x="8.751cm" svg:y="18.4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9.31cm" svg:y1="18.47cm" svg:x2="9.31cm" svg:y2="19.15cm">
            <text:p/>
          </draw:line>
          <draw:line draw:style-name="gr3" draw:text-style-name="P1" draw:layer="layout" svg:x1="17.19cm" svg:y1="18.47cm" svg:x2="17.19cm" svg:y2="19.15cm">
            <text:p/>
          </draw:line>
        </draw:g>
        <draw:measure draw:style-name="gr4" draw:text-style-name="P1" draw:layer="measurelines" svg:x1="8.75cm" svg:y1="6.55cm" svg:x2="17.75cm" svg:y2="6.55cm">
          <text:p text:style-name="P2"><text:span text:style-name="T1"><text:measure text:kind="gap"/></text:span><text:span text:style-name="T1"><text:measure text:kind="value">450</text:measure></text:span><text:span text:style-name="T1"><text:measure text:kind="unit"/></text:span><text:span text:style-name="T1"><text:measure text:kind="gap"/></text:span></text:p>
        </draw:measure>
        <draw:measure draw:style-name="gr5" draw:text-style-name="P3" draw:layer="measurelines" svg:x1="16.6cm" svg:y1="18.47cm" svg:x2="16.6cm" svg:y2="19.15cm">
          <text:p text:style-name="P3"><text:span text:style-name="T1"><text:measure text:kind="gap"/></text:span><text:span text:style-name="T1"><text:measure text:kind="value">34</text:measure></text:span><text:span text:style-name="T1"><text:measure text:kind="unit"/></text:span><text:span text:style-name="T1"><text:measure text:kind="gap"/></text:span></text:p>
        </draw:measure>
        <draw:measure draw:style-name="gr4" draw:text-style-name="P1" draw:layer="measurelines" svg:x1="9.31cm" svg:y1="14.74cm" svg:x2="17.19cm" svg:y2="14.74cm">
          <text:p text:style-name="P2"><text:span text:style-name="T1"><text:measure text:kind="gap"/></text:span><text:span text:style-name="T1"><text:measure text:kind="value">394</text:measure></text:span><text:span text:style-name="T1"><text:measure text:kind="unit"/></text:span><text:span text:style-name="T1"><text:measure text:kind="gap"/></text:span></text:p>
        </draw:measure>
        <draw:measure draw:style-name="gr4" draw:text-style-name="P1" draw:layer="measurelines" svg:x1="17.19cm" svg:y1="15.68cm" svg:x2="17.75cm" svg:y2="15.68cm">
          <text:p text:style-name="P2"><text:span text:style-name="T1"><text:measure text:kind="gap"/></text:span><text:span text:style-name="T1"><text:measure text:kind="value">28</text:measure></text:span><text:span text:style-name="T1"><text:measure text:kind="unit"/></text:span><text:span text:style-name="T1"><text:measure text:kind="gap"/></text:span></text:p>
        </draw:measure>
        <draw:measure draw:style-name="gr4" draw:text-style-name="P1" draw:layer="measurelines" svg:x1="8.75cm" svg:y1="15.8cm" svg:x2="9.31cm" svg:y2="15.8cm">
          <text:p text:style-name="P2"><text:span text:style-name="T1"><text:measure text:kind="gap"/></text:span><text:span text:style-name="T1"><text:measure text:kind="value">28</text:measure></text:span><text:span text:style-name="T1"><text:measure text:kind="unit"/></text:span><text:span text:style-name="T1"><text:measure text:kind="gap"/></text:span></text:p>
        </draw:measure>
        <draw:measure draw:style-name="gr4" draw:text-style-name="P1" draw:layer="measurelines" svg:x1="11.76cm" svg:y1="2.47cm" svg:x2="11.76cm" svg:y2="1.87cm">
          <text:p text:style-name="P3"><text:measure text:kind="gap"/><text:measure text:kind="value">30</text:measure><text:measure text:kind="unit"/><text:measure text:kind="gap"/></text:p>
        </draw:measure>
        <draw:measure draw:style-name="gr4" draw:text-style-name="P1" draw:layer="measurelines" svg:x1="11.18cm" svg:y1="16.47cm" svg:x2="11.18cm" svg:y2="17.07cm">
          <text:p text:style-name="P3"><text:measure text:kind="gap"/><text:measure text:kind="value">30</text:measure><text:measure text:kind="unit"/><text:measure text:kind="gap"/></text:p>
        </draw:measure>
        <draw:measure draw:style-name="gr4" draw:text-style-name="P1" draw:layer="measurelines" svg:x1="20.95cm" svg:y1="16.96cm" svg:x2="20.27cm" svg:y2="16.96cm">
          <text:p text:style-name="P3"><text:measure text:kind="gap"/><text:measure text:kind="value">34</text:measure><text:measure text:kind="unit"/><text:measure text:kind="gap"/></text:p>
        </draw:measure>
      </draw:page>
      <draw:page draw:name="page2" draw:style-name="dp1" draw:master-page-name="Default">
        <draw:g>
          <draw:custom-shape draw:style-name="gr6" draw:text-style-name="P1" draw:layer="layout" svg:width="8.2cm" svg:height="6.8cm" svg:x="9.48cm" svg:y="3.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7.56cm" svg:height="6.08cm" svg:x="9.8cm" svg:y="4.26cm">
            <text:p text:style-name="P1">Monito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0.5cm" svg:height="6.8cm" svg:x="19.85cm" svg:y="3.9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8cm" svg:height="0.7cm" draw:transform="rotate (1.5707963267949) translate (19.15cm 10.725cm)">
            <text:p/>
  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measure draw:style-name="gr8" draw:text-style-name="P3" draw:layer="measurelines" svg:x1="19.149cm" svg:y1="6.2cm" svg:x2="20.349cm" svg:y2="6.2cm">
          <text:p text:style-name="P3"><text:span text:style-name="T1"><text:measure text:kind="gap"/></text:span><text:span text:style-name="T1"><text:measure text:kind="value">60</text:measure></text:span><text:span text:style-name="T1"><text:measure text:kind="unit"/></text:span><text:span text:style-name="T1"><text:measure text:kind="gap"/></text:span></text:p>
        </draw:measure>
        <draw:measure draw:style-name="gr4" draw:text-style-name="P1" draw:layer="measurelines" svg:x1="9.7cm" svg:y1="10.7cm" svg:x2="9.7cm" svg:y2="3.9cm">
          <text:p text:style-name="P2"><text:span text:style-name="T1"><text:measure text:kind="gap"/></text:span><text:span text:style-name="T1"><text:measure text:kind="value">340</text:measure></text:span><text:span text:style-name="T1"><text:measure text:kind="unit"/></text:span><text:span text:style-name="T1"><text:measure text:kind="gap"/></text:span></text:p>
        </draw:measure>
        <draw:measure draw:style-name="gr4" draw:text-style-name="P1" draw:layer="measurelines" svg:x1="9.48cm" svg:y1="4.15cm" svg:x2="17.68cm" svg:y2="4.15cm">
          <text:p text:style-name="P2"><text:span text:style-name="T1"><text:measure text:kind="gap"/></text:span><text:span text:style-name="T1"><text:measure text:kind="value">410</text:measure></text:span><text:span text:style-name="T1"><text:measure text:kind="unit"/></text:span><text:span text:style-name="T1"><text:measure text:kind="gap"/></text:span></text:p>
        </draw:measure>
        <draw:measure draw:style-name="gr9" draw:text-style-name="P3" draw:layer="measurelines" svg:x1="12.84cm" svg:y1="10.7cm" svg:x2="12.84cm" svg:y2="10.34cm">
          <text:p text:style-name="P3"><text:measure text:kind="gap"/><text:measure text:kind="value">18</text:measure><text:measure text:kind="unit"/><text:measure text:kind="gap"/></text:p>
        </draw:measure>
        <draw:measure draw:style-name="gr10" draw:text-style-name="P3" draw:layer="measurelines" svg:x1="17.68cm" svg:y1="6.84cm" svg:x2="17.36cm" svg:y2="6.84cm">
          <text:p text:style-name="P3"><text:measure text:kind="gap"/><text:measure text:kind="value">16</text:measure><text:measure text:kind="unit"/><text:measure text:kind="gap"/></text:p>
        </draw:measure>
      </draw:page>
      <draw:page draw:name="page3" draw:style-name="dp1" draw:master-page-name="Default">
        <draw:g>
          <draw:custom-shape draw:style-name="gr11" draw:text-style-name="P1" draw:layer="layout" svg:width="6.3cm" svg:height="1.86cm" svg:x="12.7cm" svg:y="4.9cm">
            <text:p text:style-name="P1">PC Front/Back</text:p>
            <draw:enhanced-geometry svg:viewBox="0 0 21600 21600" draw:type="rectangle" draw:enhanced-path="M 0 0 L 21600 0 21600 21600 0 21600 0 0 Z N"/>
          </draw:custom-shape>
          <draw:measure draw:style-name="gr4" draw:text-style-name="P1" draw:layer="measurelines" svg:x1="13.15cm" svg:y1="4.9cm" svg:x2="13.15cm" svg:y2="6.76cm">
            <text:p text:style-name="P2"><text:span text:style-name="T1"><text:measure text:kind="gap"/></text:span><text:span text:style-name="T1"><text:measure text:kind="value">93</text:measure></text:span><text:span text:style-name="T1"><text:measure text:kind="unit"/></text:span><text:span text:style-name="T1"><text:measure text:kind="gap"/></text:span></text:p>
          </draw:measure>
          <draw:measure draw:style-name="gr4" draw:text-style-name="P1" draw:layer="measurelines" svg:x1="12.7cm" svg:y1="6.45cm" svg:x2="19cm" svg:y2="6.45cm">
            <text:p text:style-name="P2"><text:span text:style-name="T1"><text:measure text:kind="gap"/></text:span><text:span text:style-name="T1"><text:measure text:kind="value">315</text:measure></text:span><text:span text:style-name="T1"><text:measure text:kind="unit"/></text:span><text:span text:style-name="T1"><text:measure text:kind="gap"/></text:span></text:p>
          </draw:measure>
        </draw:g>
        <draw:g>
          <draw:custom-shape draw:style-name="gr11" draw:text-style-name="P1" draw:layer="layout" svg:width="6.3cm" svg:height="6.8cm" svg:x="12.7cm" svg:y="8.425cm">
            <text:p text:style-name="P1">Back</text:p>
            <text:p text:style-name="P1"/>
            <text:p text:style-name="P1"/>
            <text:p text:style-name="P1"/>
            <text:p text:style-name="P1">PC TOP</text:p>
            <text:p text:style-name="P1"/>
            <text:p text:style-name="P1"/>
            <text:p text:style-name="P1"/>
            <text:p text:style-name="P1">Front</text:p>
            <draw:enhanced-geometry svg:viewBox="0 0 21600 21600" draw:type="rectangle" draw:enhanced-path="M 0 0 L 21600 0 21600 21600 0 21600 0 0 Z N"/>
          </draw:custom-shape>
          <draw:measure draw:style-name="gr4" draw:text-style-name="P1" draw:layer="measurelines" svg:x1="13.8cm" svg:y1="8.425cm" svg:x2="13.8cm" svg:y2="15.225cm">
            <text:p text:style-name="P2"><text:span text:style-name="T1"><text:measure text:kind="gap"/></text:span><text:span text:style-name="T1"><text:measure text:kind="value">340</text:measure></text:span><text:span text:style-name="T1"><text:measure text:kind="unit"/></text:span><text:span text:style-name="T1"><text:measure text:kind="gap"/></text:span></text:p>
          </draw:measure>
          <draw:measure draw:style-name="gr4" draw:text-style-name="P1" draw:layer="measurelines" svg:x1="12.7cm" svg:y1="11.175cm" svg:x2="19cm" svg:y2="11.175cm">
            <text:p text:style-name="P2"><text:span text:style-name="T1"><text:measure text:kind="gap"/></text:span><text:span text:style-name="T1"><text:measure text:kind="value">315</text:measure></text:span><text:span text:style-name="T1"><text:measure text:kind="unit"/></text:span><text:span text:style-name="T1"><text:measure text:kind="gap"/></text:span></text:p>
          </draw:measure>
        </draw:g>
        <draw:g>
          <draw:custom-shape draw:style-name="gr11" draw:text-style-name="P1" draw:layer="layout" svg:width="6.8cm" svg:height="1.86cm" draw:transform="rotate (1.5707963267949) translate (21.15cm 15.225cm)">
            <text:p text:style-name="P1">PC Side</text:p>
            <draw:enhanced-geometry svg:viewBox="0 0 21600 21600" draw:type="rectangle" draw:enhanced-path="M 0 0 L 21600 0 21600 21600 0 21600 0 0 Z N"/>
          </draw:custom-shape>
          <draw:measure draw:style-name="gr4" draw:text-style-name="P1" draw:layer="measurelines" svg:x1="21.15cm" svg:y1="10.1cm" svg:x2="23.01cm" svg:y2="10.1cm">
            <text:p text:style-name="P2"><text:span text:style-name="T1"><text:measure text:kind="gap"/></text:span><text:span text:style-name="T1"><text:measure text:kind="value">93</text:measure></text:span><text:span text:style-name="T1"><text:measure text:kind="unit"/></text:span><text:span text:style-name="T1"><text:measure text:kind="gap"/></text:span></text:p>
          </draw:measure>
          <draw:measure draw:style-name="gr12" draw:text-style-name="P3" draw:layer="measurelines" svg:x1="21.4cm" svg:y1="8.425cm" svg:x2="21.4cm" svg:y2="15.225cm">
            <text:p text:style-name="P3"><text:span text:style-name="T1"><text:measure text:kind="gap"/></text:span><text:span text:style-name="T1"><text:measure text:kind="value">340</text:measure></text:span><text:span text:style-name="T1"><text:measure text:kind="unit"/></text:span><text:span text:style-name="T1"><text:measure text:kind="gap"/></text:span></text:p>
          </draw:measure>
        </draw:g>
      </draw:page>
      <draw:page draw:name="page4" draw:style-name="dp1" draw:master-page-name="Default">
        <draw:custom-shape draw:style-name="gr1" draw:text-style-name="P1" draw:layer="layout" svg:width="0.24cm" svg:height="3.22cm" svg:x="23.02cm" svg:y="14.9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8cm" svg:height="2.08cm" svg:x="22.54cm" svg:y="14.982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6.3cm" svg:height="6.8cm" draw:transform="rotate (-1.5707963267949) translate (12.9cm 3.37cm)">
            <text:p text:style-name="P1">Back</text:p>
            <text:p text:style-name="P1"/>
            <text:p text:style-name="P1"/>
            <text:p text:style-name="P1"/>
            <text:p text:style-name="P1">PC TOP</text:p>
            <text:p text:style-name="P1"/>
            <text:p text:style-name="P1"/>
            <text:p text:style-name="P1"/>
            <text:p text:style-name="P1">Front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1" draw:layer="layout" svg:x1="12.9cm" svg:y1="4.47cm" svg:x2="6.1cm" svg:y2="4.47cm">
            <text:p text:style-name="P1"><text:measure text:kind="gap"/><text:measure text:kind="value">340</text:measure><text:measure text:kind="unit"/><text:measure text:kind="gap"/></text:p>
          </draw:measure>
          <draw:measure draw:style-name="gr4" draw:text-style-name="P1" draw:layer="layout" svg:x1="10.15cm" svg:y1="3.37cm" svg:x2="10.15cm" svg:y2="9.67cm">
            <text:p text:style-name="P1"><text:measure text:kind="gap"/><text:measure text:kind="value">315</text:measure><text:measure text:kind="unit"/><text:measure text:kind="gap"/></text:p>
          </draw:measure>
        </draw:g>
        <draw:g>
          <draw:custom-shape draw:style-name="gr13" draw:text-style-name="P1" draw:layer="layout" svg:width="18.021cm" svg:height="0.9cm" svg:x="5cm" svg:y="1.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8.021cm" svg:height="0.9cm" svg:x="5.002cm" svg:y="10.2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9cm" svg:height="7.4cm" svg:x="5cm" svg:y="2.8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9cm" svg:height="7.4cm" svg:x="22.121cm" svg:y="2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18.02cm" svg:height="0.24cm" svg:x="5cm" svg:y="17.062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8cm" svg:height="15.2cm" draw:transform="rotate (1.46607657167524) translate (7.061cm 14.0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7.657cm" svg:y1="14.14cm" svg:x2="7.728cm" svg:y2="13.464cm">
            <text:p/>
          </draw:line>
          <draw:line draw:style-name="gr3" draw:text-style-name="P1" draw:layer="layout" svg:x1="21.58cm" svg:y1="15.603cm" svg:x2="21.651cm" svg:y2="14.927cm">
            <text:p/>
          </draw:line>
        </draw:g>
        <draw:measure draw:style-name="gr14" draw:text-style-name="P4" draw:layer="measurelines" svg:x1="22.259cm" svg:y1="15.302cm" svg:x2="23.259cm" svg:y2="15.302cm">
          <text:p text:style-name="P4"><text:span text:style-name="T2"><text:measure text:kind="gap"/></text:span><text:span text:style-name="T2"><text:measure text:kind="value">50</text:measure></text:span><text:span text:style-name="T2"><text:measure text:kind="unit"/></text:span><text:span text:style-name="T2"><text:measure text:kind="gap"/></text:span></text:p>
        </draw:measure>
        <draw:measure draw:style-name="gr15" draw:text-style-name="P4" draw:layer="measurelines" svg:x1="4.76cm" svg:y1="13.197cm" svg:x2="7.06cm" svg:y2="13.197cm">
          <text:p text:style-name="P4"><text:span text:style-name="T2"><text:measure text:kind="gap"/></text:span><text:span text:style-name="T2"><text:measure text:kind="value">115</text:measure></text:span><text:span text:style-name="T2"><text:measure text:kind="unit"/></text:span><text:span text:style-name="T2"><text:measure text:kind="gap"/></text:span></text:p>
        </draw:measure>
        <draw:polygon draw:style-name="gr16" draw:text-style-name="P1" draw:layer="layout" svg:width="18.499cm" svg:height="4.899cm" svg:x="4.76cm" svg:y="13.302cm" svg:viewBox="0 0 18500 4900" draw:points="18500,4900 0,4900 0,0 2298,0 18500,1700">
          <text:p/>
        </draw:polygon>
        <draw:measure draw:style-name="gr17" draw:text-style-name="P4" draw:layer="measurelines" svg:x1="21.46cm" svg:y1="15.762cm" svg:x2="23.26cm" svg:y2="15.762cm">
          <text:p text:style-name="P4"><text:span text:style-name="T2"><text:measure text:kind="gap"/></text:span><text:span text:style-name="T2"><text:measure text:kind="value">90</text:measure></text:span><text:span text:style-name="T2"><text:measure text:kind="unit"/></text:span><text:span text:style-name="T2"><text:measure text:kind="gap"/></text:span></text:p>
        </draw:measure>
        <draw:measure draw:style-name="gr18" draw:text-style-name="P4" draw:layer="measurelines" svg:x1="21.36cm" svg:y1="15.002cm" svg:x2="21.36cm" svg:y2="16.002cm">
          <text:p text:style-name="P4"><text:span text:style-name="T2"><text:measure text:kind="gap"/></text:span><text:span text:style-name="T2"><text:measure text:kind="value">50</text:measure></text:span><text:span text:style-name="T2"><text:measure text:kind="unit"/></text:span><text:span text:style-name="T2"><text:measure text:kind="gap"/></text:span></text:p>
        </draw:measure>
        <draw:g>
          <draw:g>
            <draw:custom-shape draw:style-name="gr19" draw:text-style-name="P1" draw:layer="layout" svg:width="0.66cm" svg:height="0.66cm" svg:x="21.13cm" svg:y="15.6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0.48cm" svg:height="0.48cm" svg:x="21.22cm" svg:y="15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1" draw:layer="layout" svg:x1="21.11cm" svg:y1="16.002cm" svg:x2="21.81cm" svg:y2="16.002cm">
            <text:p/>
          </draw:line>
          <draw:line draw:style-name="gr16" draw:text-style-name="P1" draw:layer="layout" svg:x1="21.46cm" svg:y1="15.652cm" svg:x2="21.46cm" svg:y2="16.352cm">
            <text:p/>
          </draw:line>
        </draw:g>
        <draw:measure draw:style-name="gr21" draw:text-style-name="P4" draw:layer="measurelines" svg:x1="4.76cm" svg:y1="17.922cm" svg:x2="23.26cm" svg:y2="17.922cm">
          <text:p text:style-name="P4"><text:span text:style-name="T2"><text:measure text:kind="gap"/></text:span><text:span text:style-name="T2"><text:measure text:kind="value">925</text:measure></text:span><text:span text:style-name="T2"><text:measure text:kind="unit"/></text:span><text:span text:style-name="T2"><text:measure text:kind="gap"/></text:span></text:p>
        </draw:measure>
        <draw:g>
          <draw:g>
            <draw:custom-shape draw:style-name="gr19" draw:text-style-name="P1" draw:layer="layout" svg:width="0.66cm" svg:height="0.66cm" svg:x="21.131cm" svg:y="15.6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0.48cm" svg:height="0.48cm" svg:x="21.221cm" svg:y="15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1" draw:layer="layout" svg:x1="21.111cm" svg:y1="16.003cm" svg:x2="21.811cm" svg:y2="16.003cm">
            <text:p/>
          </draw:line>
          <draw:line draw:style-name="gr16" draw:text-style-name="P1" draw:layer="layout" svg:x1="21.461cm" svg:y1="15.653cm" svg:x2="21.461cm" svg:y2="16.353cm">
            <text:p/>
          </draw:line>
        </draw:g>
        <draw:g>
          <draw:custom-shape draw:style-name="gr22" draw:text-style-name="P1" draw:layer="layout" svg:width="15.2cm" svg:height="9cm" svg:x="7.06cm" svg:y="2.02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7.132cm" svg:y1="2.02cm" svg:x2="7.132cm" svg:y2="11.02cm">
            <text:p/>
          </draw:line>
          <draw:line draw:style-name="gr23" draw:text-style-name="P1" draw:layer="layout" svg:x1="22.178cm" svg:y1="2.02cm" svg:x2="22.178cm" svg:y2="11.02cm">
            <text:p/>
          </draw:line>
          <draw:custom-shape draw:style-name="gr24" draw:text-style-name="P1" draw:layer="layout" svg:width="13.923cm" svg:height="7.88cm" svg:x="7.728cm" svg:y="2.58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18.5cm" svg:height="0.24cm" svg:x="4.76cm" svg:y="1.68cm">
          <text:p/>
          <draw:enhanced-geometry svg:viewBox="0 0 21600 21600" draw:type="rectangle" draw:enhanced-path="M 0 0 L 21600 0 21600 21600 0 21600 0 0 Z N"/>
        </draw:custom-shape>
        <draw:measure draw:style-name="gr4" draw:text-style-name="P1" draw:layer="measurelines" svg:x1="10.78cm" svg:y1="2.02cm" svg:x2="10.78cm" svg:y2="1.92cm">
          <text:p text:style-name="P2"><text:span text:style-name="T1"><text:measure text:kind="gap"/></text:span><text:span text:style-name="T1"><text:measure text:kind="value">5</text:measure></text:span><text:span text:style-name="T1"><text:measure text:kind="unit"/></text:span><text:span text:style-name="T1"><text:measure text:kind="gap"/></text:span></text:p>
        </draw:measure>
        <draw:line draw:style-name="gr16" draw:text-style-name="P1" draw:layer="layout" svg:x1="7.06cm" svg:y1="1.68cm" svg:x2="7.06cm" svg:y2="1.92cm">
          <text:p/>
        </draw:line>
        <draw:custom-shape draw:style-name="gr1" draw:text-style-name="P1" draw:layer="layout" svg:width="18.5cm" svg:height="0.24cm" svg:x="4.76cm" svg:y="11.12cm">
          <text:p/>
          <draw:enhanced-geometry svg:viewBox="0 0 21600 21600" draw:type="rectangle" draw:enhanced-path="M 0 0 L 21600 0 21600 21600 0 21600 0 0 Z N"/>
        </draw:custom-shape>
        <draw:measure draw:style-name="gr4" draw:text-style-name="P1" draw:layer="measurelines" svg:x1="9.94cm" svg:y1="11.02cm" svg:x2="9.94cm" svg:y2="11.12cm">
          <text:p text:style-name="P2"><text:span text:style-name="T1"><text:measure text:kind="gap"/></text:span><text:span text:style-name="T1"><text:measure text:kind="value">5</text:measure></text:span><text:span text:style-name="T1"><text:measure text:kind="unit"/></text:span><text:span text:style-name="T1"><text:measure text:kind="gap"/></text:span></text:p>
        </draw:measure>
        <draw:custom-shape draw:style-name="gr1" draw:text-style-name="P1" draw:layer="layout" svg:width="0.24cm" svg:height="9.2cm" svg:x="4.76cm" svg:y="1.92cm">
          <text:p/>
          <draw:enhanced-geometry svg:viewBox="0 0 21600 21600" draw:type="rectangle" draw:enhanced-path="M 0 0 L 21600 0 21600 21600 0 21600 0 0 Z N"/>
        </draw:custom-shape>
        <draw:measure draw:style-name="gr25" draw:text-style-name="P4" draw:layer="measurelines" svg:x1="23.06cm" svg:y1="16.002cm" svg:x2="23.06cm" svg:y2="18.202cm">
          <text:p text:style-name="P4"><text:span text:style-name="T2"><text:measure text:kind="gap"/></text:span><text:span text:style-name="T2"><text:measure text:kind="value">110</text:measure></text:span><text:span text:style-name="T2"><text:measure text:kind="unit"/></text:span><text:span text:style-name="T2"><text:measure text:kind="gap"/></text:span></text:p>
        </draw:measure>
        <draw:custom-shape draw:style-name="gr13" draw:text-style-name="P1" draw:layer="layout" svg:width="18.02cm" svg:height="0.9cm" svg:x="5cm" svg:y="17.30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9cm" svg:y1="17.302cm" svg:x2="5.9cm" svg:y2="18.202cm">
          <text:p/>
        </draw:line>
        <draw:line draw:style-name="gr3" draw:text-style-name="P1" draw:layer="layout" svg:x1="22.12cm" svg:y1="18.202cm" svg:x2="22.12cm" svg:y2="17.302cm">
          <text:p/>
        </draw:line>
        <draw:custom-shape draw:style-name="gr1" draw:text-style-name="P1" draw:layer="layout" svg:width="0.24cm" svg:height="4.9cm" svg:x="4.76cm" svg:y="13.302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7.06cm" svg:y1="11.12cm" svg:x2="7.06cm" svg:y2="11.36cm">
          <text:p/>
        </draw:line>
        <draw:custom-shape draw:style-name="gr1" draw:text-style-name="P1" draw:layer="layout" svg:width="0.24cm" svg:height="9.2cm" svg:x="23.021cm" svg:y="1.92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5.9cm" svg:y1="10.22cm" svg:x2="5.9cm" svg:y2="11.12cm">
          <text:p/>
        </draw:line>
        <draw:line draw:style-name="gr16" draw:text-style-name="P1" draw:layer="layout" svg:x1="5.9cm" svg:y1="2.82cm" svg:x2="5.9cm" svg:y2="1.92cm">
          <text:p/>
        </draw:line>
        <draw:custom-shape draw:style-name="gr13" draw:text-style-name="P1" draw:layer="layout" svg:width="0.9cm" svg:height="3.52cm" svg:x="5cm" svg:y="13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cm" svg:height="0.72cm" svg:x="22.521cm" svg:y="10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0.72cm" svg:x="22.522cm" svg:y="1.92cm">
          <text:p/>
          <draw:enhanced-geometry svg:viewBox="0 0 21600 21600" draw:type="rectangle" draw:enhanced-path="M 0 0 L 21600 0 21600 21600 0 21600 0 0 Z N"/>
        </draw:custom-shape>
        <draw:measure draw:style-name="gr4" draw:text-style-name="P5" draw:layer="measurelines" svg:x1="5cm" svg:y1="17.062cm" svg:x2="5cm" svg:y2="13.302cm">
          <text:p text:style-name="P5"><text:span text:style-name="T3"><text:measure text:kind="gap"/></text:span><text:span text:style-name="T3"><text:measure text:kind="value">188</text:measure></text:span><text:span text:style-name="T3"><text:measure text:kind="unit"/></text:span><text:span text:style-name="T3"><text:measure text:kind="gap"/></text:span></text:p>
        </draw:measure>
        <draw:measure draw:style-name="gr26" draw:text-style-name="P4" draw:layer="measurelines" svg:x1="4.76cm" svg:y1="18.202cm" svg:x2="4.76cm" svg:y2="13.302cm">
          <text:p text:style-name="P4"><text:span text:style-name="T3"><text:measure text:kind="gap"/></text:span><text:span text:style-name="T3"><text:measure text:kind="value">245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23.02cm" svg:y1="18.022cm" svg:x2="5cm" svg:y2="18.022cm">
          <text:p text:style-name="P5"><text:span text:style-name="T3"><text:measure text:kind="gap"/></text:span><text:span text:style-name="T3"><text:measure text:kind="value">901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5.002cm" svg:y1="10.22cm" svg:x2="5.002cm" svg:y2="2.82cm">
          <text:p text:style-name="P5"><text:span text:style-name="T3"><text:measure text:kind="gap"/></text:span><text:span text:style-name="T3"><text:measure text:kind="value">370</text:measure></text:span><text:span text:style-name="T3"><text:measure text:kind="unit"/></text:span><text:span text:style-name="T3"><text:measure text:kind="gap"/></text:span></text:p>
        </draw:measure>
        <draw:measure draw:style-name="gr27" draw:text-style-name="P4" draw:layer="measurelines" svg:x1="23.02cm" svg:y1="14.982cm" svg:x2="23.02cm" svg:y2="17.062cm">
          <text:p text:style-name="P4"><text:span text:style-name="T2"><text:measure text:kind="gap"/></text:span><text:span text:style-name="T2"><text:measure text:kind="value">104</text:measure></text:span><text:span text:style-name="T2"><text:measure text:kind="unit"/></text:span><text:span text:style-name="T2"><text:measure text:kind="gap"/></text:span></text:p>
        </draw:measure>
        <draw:measure draw:style-name="gr28" draw:text-style-name="P4" draw:layer="measurelines" svg:x1="5.52cm" svg:y1="11.12cm" svg:x2="5.52cm" svg:y2="1.92cm">
          <text:p text:style-name="P4"><text:span text:style-name="T3"><text:measure text:kind="gap"/></text:span><text:span text:style-name="T3"><text:measure text:kind="value">460</text:measure></text:span><text:span text:style-name="T3"><text:measure text:kind="unit"/></text:span><text:span text:style-name="T3"><text:measure text:kind="gap"/></text:span></text:p>
        </draw:measure>
        <draw:g>
          <draw:custom-shape draw:style-name="gr29" draw:text-style-name="P1" draw:layer="layout" svg:width="16.3cm" svg:height="0.12cm" draw:transform="rotate (-0.10471975511966) translate (6.973cm 13.1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5" draw:layer="measurelines" svg:x1="6.96cm" svg:y1="13.29cm" svg:x2="23.171cm" svg:y2="14.993cm">
            <text:p text:style-name="P5"><text:span text:style-name="T2">Glasskiva </text:span><text:span text:style-name="T2"><text:measure text:kind="gap"/></text:span><text:span text:style-name="T2"><text:measure text:kind="value">815</text:measure></text:span><text:span text:style-name="T2"><text:measure text:kind="unit"/></text:span><text:span text:style-name="T2"><text:measure text:kind="gap"/></text:span></text:p>
          </draw:measure>
        </draw:g>
        <draw:custom-shape draw:style-name="gr1" draw:text-style-name="P1" draw:layer="layout" svg:width="2.061cm" svg:height="0.24cm" svg:x="5cm" svg:y="13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cm" svg:height="0.9cm" svg:x="6.1cm" svg:y="13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0" draw:text-style-name="P4" draw:layer="measurelines" svg:x1="6.1cm" svg:y1="14.267cm" svg:x2="5cm" svg:y2="14.262cm">
          <text:p text:style-name="P4"><text:measure text:kind="gap"/><text:measure text:kind="value">55</text:measure><text:measure text:kind="unit"/><text:measure text:kind="gap"/></text:p>
        </draw:measure>
        <draw:custom-shape draw:style-name="gr1" draw:text-style-name="P1" draw:layer="layout" svg:width="2.303cm" svg:height="0.24cm" svg:x="4.76cm" svg:y="13.062cm">
          <text:p/>
          <draw:enhanced-geometry svg:viewBox="0 0 21600 21600" draw:type="rectangle" draw:enhanced-path="M 0 0 L 21600 0 21600 21600 0 21600 0 0 Z N"/>
        </draw:custom-shape>
        <draw:measure draw:style-name="gr31" draw:text-style-name="P4" draw:layer="measurelines" svg:x1="5cm" svg:y1="13.327cm" svg:x2="7.06cm" svg:y2="13.327cm">
          <text:p text:style-name="P4"><text:span text:style-name="T2"><text:measure text:kind="gap"/></text:span><text:span text:style-name="T2"><text:measure text:kind="value">103</text:measure></text:span><text:span text:style-name="T2"><text:measure text:kind="unit"/></text:span><text:span text:style-name="T2"><text:measure text:kind="gap"/></text:span></text:p>
        </draw:measure>
        <draw:measure draw:style-name="gr32" draw:text-style-name="P4" draw:layer="measurelines" svg:x1="7.059cm" svg:y1="12.947cm" svg:x2="7.019cm" svg:y2="12.947cm">
          <text:p text:style-name="P4"><text:span text:style-name="T2"><text:measure text:kind="gap"/></text:span><text:span text:style-name="T2"><text:measure text:kind="value">2</text:measure></text:span><text:span text:style-name="T2"><text:measure text:kind="unit"/></text:span><text:span text:style-name="T2"><text:measure text:kind="gap"/></text:span></text:p>
        </draw:measure>
        <draw:custom-shape draw:style-name="gr13" draw:text-style-name="P1" draw:layer="layout" svg:width="0.9cm" svg:height="9.2cm" svg:x="6.106cm" svg:y="1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3" draw:text-style-name="P4" draw:layer="measurelines" svg:x1="21.651cm" svg:y1="3.48cm" svg:x2="23.261cm" svg:y2="3.48cm">
          <text:p text:style-name="P4"><text:span text:style-name="T3"><text:measure text:kind="gap"/></text:span><text:span text:style-name="T3"><text:measure text:kind="value">80.5</text:measure></text:span><text:span text:style-name="T3"><text:measure text:kind="unit"/></text:span><text:span text:style-name="T3"><text:measure text:kind="gap"/></text:span></text:p>
        </draw:measure>
        <draw:frame draw:style-name="gr34" draw:text-style-name="P6" draw:layer="layout" svg:width="4.917cm" svg:height="3.569cm" svg:x="23.8cm" svg:y="10.26cm">
          <draw:text-box>
            <text:p><text:span text:style-name="T4">Glass t = 6 mm</text:span></text:p>
            <text:p><text:span text:style-name="T4">Glass slope = 6 deg</text:span></text:p>
            <text:p><text:span text:style-name="T4"/></text:p>
            <text:p><text:span text:style-name="T4">Stand height = 750 mm</text:span></text:p>
            <text:p><text:span text:style-name="T4">Button offset = 110 mm</text:span></text:p>
            <text:p><text:span text:style-name="T4">=&gt; Floor to Button</text:span></text:p>
            <text:p><text:span text:style-name="T4"><text:s text:c="5"/></text:span><text:span text:style-name="T4">distance = 860 mm</text:span></text:p>
          </draw:text-box>
        </draw:frame>
        <draw:measure draw:style-name="gr35" draw:text-style-name="P4" draw:layer="layout" svg:x1="5.1cm" svg:y1="11.32cm" svg:x2="5.1cm" svg:y2="1.72cm">
          <text:p text:style-name="P4"><text:span text:style-name="T3">Glasskiva </text:span><text:span text:style-name="T3"><text:measure text:kind="gap"/></text:span><text:span text:style-name="T3"><text:measure text:kind="value">480</text:measure></text:span><text:span text:style-name="T3"><text:measure text:kind="unit"/></text:span><text:span text:style-name="T3"><text:measure text:kind="gap"/></text:span></text:p>
        </draw:measure>
        <draw:line draw:style-name="gr3" draw:text-style-name="P1" draw:layer="layout" svg:x1="5cm" svg:y1="14.442cm" svg:x2="5.9cm" svg:y2="14.442cm">
          <text:p/>
        </draw:line>
        <draw:g>
          <draw:custom-shape draw:style-name="gr11" draw:text-style-name="P7" draw:layer="layout" svg:width="6.8cm" svg:height="1.86cm" svg:x="6.1cm" svg:y="15.202cm">
            <text:p text:style-name="P7">PC Side</text:p>
            <draw:enhanced-geometry svg:viewBox="0 0 21600 21600" draw:type="rectangle" draw:enhanced-path="M 0 0 L 21600 0 21600 21600 0 21600 0 0 Z N"/>
          </draw:custom-shape>
          <draw:measure draw:style-name="gr36" draw:text-style-name="P4" draw:layer="layout" svg:x1="11.225cm" svg:y1="15.202cm" svg:x2="11.225cm" svg:y2="17.062cm">
            <text:p text:style-name="P4"><text:span text:style-name="T5"><text:measure text:kind="gap"/></text:span><text:span text:style-name="T5"><text:measure text:kind="value">93</text:measure></text:span><text:span text:style-name="T5"><text:measure text:kind="unit"/></text:span><text:span text:style-name="T5"><text:measure text:kind="gap"/></text:span></text:p>
          </draw:measure>
          <draw:measure draw:style-name="gr37" draw:text-style-name="P4" draw:layer="layout" svg:x1="12.9cm" svg:y1="15.452cm" svg:x2="6.1cm" svg:y2="15.452cm">
            <text:p text:style-name="P4"><text:span text:style-name="T1"><text:measure text:kind="gap"/></text:span><text:span text:style-name="T2"><text:measure text:kind="value">340</text:measure></text:span><text:span text:style-name="T2"><text:measure text:kind="unit"/></text:span><text:span text:style-name="T2"><text:measure text:kind="gap"/></text:span></text:p>
          </draw:measure>
        </draw:g>
        <draw:measure draw:style-name="gr38" draw:text-style-name="P4" draw:layer="layout" svg:x1="4.42cm" svg:y1="11.361cm" svg:x2="4.42cm" svg:y2="1.681cm">
          <text:p text:style-name="P4"><text:span text:style-name="T3"><text:measure text:kind="gap"/></text:span><text:span text:style-name="T3"><text:measure text:kind="value">484</text:measure></text:span><text:span text:style-name="T3"><text:measure text:kind="unit"/></text:span><text:span text:style-name="T3"><text:measure text:kind="gap"/></text:span></text:p>
        </draw:measure>
        <draw:measure draw:style-name="gr39" draw:text-style-name="P4" draw:layer="measurelines" svg:x1="23.8cm" svg:y1="15cm" svg:x2="23.8cm" svg:y2="18.2cm">
          <text:p text:style-name="P4"><text:measure text:kind="gap"/><text:measure text:kind="value">160</text:measure><text:measure text:kind="unit"/><text:measure text:kind="gap"/></text:p>
        </draw:measure>
        <draw:measure draw:style-name="gr40" draw:text-style-name="P4" draw:layer="measurelines" svg:x1="12.699cm" svg:y1="13.99cm" svg:x2="12.709cm" svg:y2="13.891cm">
          <text:p text:style-name="P4"><text:span text:style-name="T2"><text:measure text:kind="gap"/></text:span><text:span text:style-name="T2"><text:measure text:kind="value">5</text:measure></text:span><text:span text:style-name="T2"><text:measure text:kind="unit"/></text:span><text:span text:style-name="T2"><text:measure text:kind="gap"/></text:span></text:p>
        </draw:measure>
      </draw:page>
      <draw:page draw:name="page5" draw:style-name="dp1" draw:master-page-name="Default">
        <draw:custom-shape draw:style-name="gr13" draw:text-style-name="P1" draw:layer="layout" svg:width="1cm" svg:height="0.5cm" svg:x="6.46cm" svg:y="4.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15.86cm" svg:y="4.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2cm" svg:height="8.179cm" svg:x="6.46cm" svg:y="4.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2cm" svg:height="8.179cm" svg:x="16.14cm" svg:y="4.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.4cm" svg:height="0.5cm" svg:x="6.46cm" svg:y="4.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.4cm" svg:height="0.5cm" svg:x="6.46cm" svg:y="12.82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9cm" svg:height="2.26cm" svg:x="7.16cm" svg:y="13.6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7.88cm" svg:height="1.463cm" svg:x="7.72cm" svg:y="13.7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9.2cm" svg:height="0.9cm" svg:x="7.06cm" svg:y="17.5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8.2cm" svg:height="6.8cm" svg:x="7.56cm" svg:y="4.4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7.56cm" svg:height="6.08cm" svg:x="7.88cm" svg:y="4.8cm">
            <text:p text:style-name="P1">Monitor</text:p>
            <draw:enhanced-geometry svg:viewBox="0 0 21600 21600" draw:type="rectangle" draw:enhanced-path="M 0 0 L 21600 0 21600 21600 0 21600 0 0 Z N"/>
          </draw:custom-shape>
        </draw:g>
        <draw:path draw:style-name="gr42" draw:text-style-name="P1" draw:layer="layout" svg:width="10.399cm" svg:height="9.419cm" svg:x="6.46cm" svg:y="4.14cm" svg:viewBox="0 0 10400 9420" svg:d="M2600 7400c-419 0-740 321-740 740s321 740 740 740 740-321 740-740-321-740-740-740zM7800 7400c-419 0-740 321-740 740s321 740 740 740 740-321 740-740-321-740-740-740zM1420 6740h7560v-6080h-7560zM0 9420v-9420h10400v9420z">
          <text:p/>
        </draw:path>
        <draw:custom-shape draw:style-name="gr1" draw:text-style-name="P1" draw:layer="layout" svg:width="0.24cm" svg:height="4.9cm" svg:x="6.82cm" svg:y="13.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cm" svg:height="4.899cm" svg:x="16.26cm" svg:y="13.561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7.16cm" svg:y1="15.24cm" svg:x2="16.16cm" svg:y2="15.24cm">
          <text:p/>
        </draw:line>
        <draw:measure draw:style-name="gr4" draw:text-style-name="P8" draw:layer="layout" svg:x1="7.9cm" svg:y1="10.88cm" svg:x2="7.9cm" svg:y2="4.8cm">
          <text:p text:style-name="P8"><text:span text:style-name="T5"><text:measure text:kind="gap"/></text:span><text:span text:style-name="T5"><text:measure text:kind="value">304</text:measure></text:span><text:span text:style-name="T5"><text:measure text:kind="unit"/></text:span><text:span text:style-name="T5"><text:measure text:kind="gap"/></text:span></text:p>
        </draw:measure>
        <draw:measure draw:style-name="gr43" draw:text-style-name="P5" draw:layer="layout" svg:x1="7.88cm" svg:y1="4.9cm" svg:x2="15.44cm" svg:y2="4.9cm">
          <text:p text:style-name="P5"><text:span text:style-name="T3"><text:measure text:kind="gap"/></text:span><text:span text:style-name="T3"><text:measure text:kind="value">378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16.16cm" svg:y1="15.04cm" svg:x2="16.26cm" svg:y2="15.04cm">
          <text:p text:style-name="P5"><text:span text:style-name="T3"><text:measure text:kind="gap"/></text:span><text:span text:style-name="T3"><text:measure text:kind="value">5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layout" svg:x1="7.061cm" svg:y1="14.955cm" svg:x2="7.161cm" svg:y2="14.955cm">
          <text:p text:style-name="P5"><text:span text:style-name="T3"><text:measure text:kind="gap"/></text:span><text:span text:style-name="T3"><text:measure text:kind="value">5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16.5cm" svg:y1="15.26cm" svg:x2="16.5cm" svg:y2="16.26cm">
          <text:p text:style-name="P5"><text:span text:style-name="T3"><text:measure text:kind="gap"/></text:span><text:span text:style-name="T3"><text:measure text:kind="value">50</text:measure></text:span><text:span text:style-name="T3"><text:measure text:kind="unit"/></text:span><text:span text:style-name="T3"><text:measure text:kind="gap"/></text:span></text:p>
        </draw:measure>
        <draw:g>
          <draw:g>
            <draw:custom-shape draw:style-name="gr20" draw:text-style-name="P1" draw:layer="layout" svg:width="0.08cm" svg:height="0.48cm" svg:x="16.56cm" svg:y="16.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0.06cm" svg:height="0.66cm" svg:x="16.52cm" svg:y="15.9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0.04cm" svg:height="0.66cm" svg:x="16.5cm" svg:y="15.93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" draw:layer="layout" svg:width="0.04cm" svg:height="0.66cm" svg:x="16.52cm" svg:y="15.9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" draw:text-style-name="P1" draw:layer="layout" svg:x1="16.42cm" svg:y1="16.26cm" svg:x2="16.72cm" svg:y2="16.26cm">
            <text:p/>
          </draw:line>
        </draw:g>
        <draw:g>
          <draw:g>
            <draw:custom-shape draw:style-name="gr20" draw:text-style-name="P1" draw:layer="layout" svg:width="0.08cm" svg:height="0.48cm" svg:x="6.68cm" svg:y="16.02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0.06cm" svg:height="0.66cm" svg:x="6.74cm" svg:y="15.9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0.04cm" svg:height="0.66cm" svg:x="6.78cm" svg:y="15.93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4" draw:text-style-name="P1" draw:layer="layout" svg:width="0.04cm" svg:height="0.66cm" svg:x="6.76cm" svg:y="15.93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</draw:g>
          <draw:line draw:style-name="gr3" draw:text-style-name="P1" draw:layer="layout" svg:x1="6.9cm" svg:y1="16.26cm" svg:x2="6.6cm" svg:y2="16.26cm">
            <text:p/>
          </draw:line>
        </draw:g>
        <draw:line draw:style-name="gr16" draw:text-style-name="P1" draw:layer="layout" svg:x1="6.82cm" svg:y1="15.26cm" svg:x2="7.06cm" svg:y2="15.26cm">
          <text:p/>
        </draw:line>
        <draw:line draw:style-name="gr16" draw:text-style-name="P1" draw:layer="layout" svg:x1="16.26cm" svg:y1="15.26cm" svg:x2="16.5cm" svg:y2="15.26cm">
          <text:p/>
        </draw:line>
        <draw:custom-shape draw:style-name="gr1" draw:text-style-name="P1" draw:layer="layout" svg:width="0.24cm" svg:height="9.66cm" svg:x="6.22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cm" svg:height="9.661cm" svg:x="16.86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cm" svg:height="0.24cm" svg:x="6.46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cm" svg:height="0.24cm" svg:x="6.46cm" svg:y="13.32cm">
          <text:p/>
          <draw:enhanced-geometry svg:viewBox="0 0 21600 21600" draw:type="rectangle" draw:enhanced-path="M 0 0 L 21600 0 21600 21600 0 21600 0 0 Z N"/>
        </draw:custom-shape>
        <draw:measure draw:style-name="gr4" draw:text-style-name="P5" draw:layer="measurelines" svg:x1="10.76cm" svg:y1="11.24cm" svg:x2="10.76cm" svg:y2="13.32cm">
          <text:p text:style-name="P5"><text:span text:style-name="T3"><text:measure text:kind="gap"/></text:span><text:span text:style-name="T3"><text:measure text:kind="value">104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9.94cm" svg:y1="11.54cm" svg:x2="9.94cm" svg:y2="11.24cm">
          <text:p text:style-name="P5"><text:span text:style-name="T3"><text:measure text:kind="gap"/></text:span><text:span text:style-name="T3"><text:measure text:kind="value">15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16.86cm" svg:y1="8.36cm" svg:x2="15.76cm" svg:y2="8.36cm">
          <text:p text:style-name="P5"><text:span text:style-name="T3"><text:measure text:kind="gap"/></text:span><text:span text:style-name="T3"><text:measure text:kind="value">55</text:measure></text:span><text:span text:style-name="T3"><text:measure text:kind="unit"/></text:span><text:span text:style-name="T3"><text:measure text:kind="gap"/></text:span></text:p>
        </draw:measure>
        <draw:polygon draw:style-name="gr1" draw:text-style-name="P1" draw:layer="layout" svg:width="3.299cm" svg:height="9.659cm" svg:x="19.58cm" svg:y="3.9cm" svg:viewBox="0 0 3300 9660" draw:points="0,9660 0,0 3300,0 2300,9660">
          <text:p/>
        </draw:polygon>
        <draw:g>
          <draw:custom-shape draw:style-name="gr6" draw:text-style-name="P1" draw:layer="layout" svg:width="0.5cm" svg:height="6.8cm" svg:x="21.14cm" svg:y="4.4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8cm" svg:height="0.7cm" draw:transform="rotate (1.5707963267949) translate (20.44cm 11.24cm)">
            <text:p/>
  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5" draw:text-style-name="P1" draw:layer="layout" svg:width="0.24cm" svg:height="9.423cm" svg:x="21.64cm" svg:y="4.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58cm" svg:y1="4.14cm" svg:x2="22.823cm" svg:y2="4.14cm">
          <text:p/>
        </draw:line>
        <draw:line draw:style-name="gr3" draw:text-style-name="P1" draw:layer="layout" svg:x1="19.58cm" svg:y1="13.321cm" svg:x2="21.64cm" svg:y2="13.321cm">
          <text:p/>
        </draw:line>
        <draw:measure draw:style-name="gr46" draw:text-style-name="P5" draw:layer="measurelines" svg:x1="21.88cm" svg:y1="13.44cm" svg:x2="19.58cm" svg:y2="13.44cm">
          <text:p text:style-name="P5"><text:span text:style-name="T3"><text:measure text:kind="gap"/></text:span><text:span text:style-name="T3"><text:measure text:kind="value">115</text:measure></text:span><text:span text:style-name="T3"><text:measure text:kind="unit"/></text:span><text:span text:style-name="T3"><text:measure text:kind="gap"/></text:span></text:p>
        </draw:measure>
        <draw:measure draw:style-name="gr47" draw:text-style-name="P5" draw:layer="measurelines" svg:x1="16.5cm" svg:y1="18.36cm" svg:x2="6.82cm" svg:y2="18.36cm">
          <text:p text:style-name="P5"><text:span text:style-name="T3"><text:measure text:kind="gap"/></text:span><text:span text:style-name="T3"><text:measure text:kind="value">484</text:measure></text:span><text:span text:style-name="T3"><text:measure text:kind="unit"/></text:span><text:span text:style-name="T3"><text:measure text:kind="gap"/></text:span></text:p>
        </draw:measure>
        <draw:measure draw:style-name="gr48" draw:text-style-name="P5" draw:layer="measurelines" svg:x1="16.26cm" svg:y1="18.32cm" svg:x2="7.06cm" svg:y2="18.32cm">
          <text:p text:style-name="P5"><text:span text:style-name="T3"><text:measure text:kind="gap"/></text:span><text:span text:style-name="T3"><text:measure text:kind="value">460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16.16cm" svg:y1="13.96cm" svg:x2="7.16cm" svg:y2="13.96cm">
          <text:p text:style-name="P5"><text:span text:style-name="T3"><text:measure text:kind="gap"/></text:span><text:span text:style-name="T3"><text:measure text:kind="value">450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13.3cm" svg:y1="4.14cm" svg:x2="13.3cm" svg:y2="4.44cm">
          <text:p text:style-name="P5"><text:span text:style-name="T3"><text:measure text:kind="gap"/></text:span><text:span text:style-name="T3"><text:measure text:kind="value">15</text:measure></text:span><text:span text:style-name="T3"><text:measure text:kind="unit"/></text:span><text:span text:style-name="T3"><text:measure text:kind="gap"/></text:span></text:p>
        </draw:measure>
        <draw:line draw:style-name="gr3" draw:text-style-name="P1" draw:layer="layout" svg:x1="21.64cm" svg:y1="11.54cm" svg:x2="21.88cm" svg:y2="11.54cm">
          <text:p/>
        </draw:line>
        <draw:line draw:style-name="gr3" draw:text-style-name="P1" draw:layer="layout" svg:x1="21.64cm" svg:y1="13.02cm" svg:x2="21.88cm" svg:y2="13.02cm">
          <text:p/>
        </draw:line>
        <draw:measure draw:style-name="gr4" draw:text-style-name="P5" draw:layer="measurelines" svg:x1="5.82cm" svg:y1="15.26cm" svg:x2="5.82cm" svg:y2="18.46cm">
          <text:p text:style-name="P5"><text:span text:style-name="T3"><text:measure text:kind="gap"/></text:span><text:span text:style-name="T3"><text:measure text:kind="value">160</text:measure></text:span><text:span text:style-name="T3"><text:measure text:kind="unit"/></text:span><text:span text:style-name="T3"><text:measure text:kind="gap"/></text:span></text:p>
        </draw:measure>
        <draw:custom-shape draw:style-name="gr1" draw:text-style-name="P1" draw:layer="layout" svg:width="9.2cm" svg:height="0.24cm" svg:x="7.06cm" svg:y="17.3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96cm" svg:y1="17.56cm" svg:x2="7.96cm" svg:y2="18.46cm">
          <text:p/>
        </draw:line>
        <draw:line draw:style-name="gr3" draw:text-style-name="P1" draw:layer="layout" svg:x1="15.36cm" svg:y1="17.56cm" svg:x2="15.36cm" svg:y2="18.46cm">
          <text:p/>
        </draw:line>
        <draw:custom-shape draw:style-name="gr22" draw:text-style-name="P1" draw:layer="layout" svg:width="9.2cm" svg:height="3.2cm" svg:x="7.06cm" svg:y="15.26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" draw:layer="layout" svg:width="0.66cm" svg:height="0.66cm" svg:x="7.86cm" svg:y="15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0.48cm" svg:height="0.48cm" svg:x="7.95cm" svg:y="16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1" draw:layer="layout" svg:x1="7.84cm" svg:y1="16.262cm" svg:x2="8.54cm" svg:y2="16.262cm">
            <text:p/>
          </draw:line>
          <draw:line draw:style-name="gr16" draw:text-style-name="P1" draw:layer="layout" svg:x1="8.19cm" svg:y1="15.912cm" svg:x2="8.19cm" svg:y2="16.612cm">
            <text:p/>
          </draw:line>
        </draw:g>
        <draw:g>
          <draw:g>
            <draw:custom-shape draw:style-name="gr19" draw:text-style-name="P1" draw:layer="layout" svg:width="0.66cm" svg:height="0.66cm" svg:x="8.92cm" svg:y="15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0.48cm" svg:height="0.48cm" svg:x="9.01cm" svg:y="16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1" draw:layer="layout" svg:x1="8.9cm" svg:y1="16.262cm" svg:x2="9.6cm" svg:y2="16.262cm">
            <text:p/>
          </draw:line>
          <draw:line draw:style-name="gr16" draw:text-style-name="P1" draw:layer="layout" svg:x1="9.25cm" svg:y1="15.912cm" svg:x2="9.25cm" svg:y2="16.612cm">
            <text:p/>
          </draw:line>
        </draw:g>
        <draw:custom-shape draw:style-name="gr45" draw:text-style-name="P1" draw:layer="layout" svg:width="0.24cm" svg:height="2.981cm" svg:x="19.58cm" svg:y="10.3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0" draw:text-style-name="P1" draw:layer="layout" svg:width="0.08cm" svg:height="0.48cm" svg:x="19.44cm" svg:y="11.57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0.06cm" svg:height="0.66cm" svg:x="19.5cm" svg:y="11.48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0.04cm" svg:height="0.66cm" svg:x="19.54cm" svg:y="11.48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4" draw:text-style-name="P1" draw:layer="layout" svg:width="0.04cm" svg:height="0.66cm" svg:x="19.52cm" svg:y="11.48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</draw:g>
          <draw:line draw:style-name="gr3" draw:text-style-name="P1" draw:layer="layout" svg:x1="19.66cm" svg:y1="11.81cm" svg:x2="19.36cm" svg:y2="11.81cm">
            <text:p/>
          </draw:line>
        </draw:g>
        <draw:g>
          <draw:g>
            <draw:custom-shape draw:style-name="gr19" draw:text-style-name="P1" draw:layer="layout" svg:width="0.66cm" svg:height="0.66cm" svg:x="14.82cm" svg:y="15.9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0.48cm" svg:height="0.48cm" svg:x="14.91cm" svg:y="16.0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1" draw:layer="layout" svg:x1="14.8cm" svg:y1="16.263cm" svg:x2="15.5cm" svg:y2="16.263cm">
            <text:p/>
          </draw:line>
          <draw:line draw:style-name="gr16" draw:text-style-name="P1" draw:layer="layout" svg:x1="15.15cm" svg:y1="15.913cm" svg:x2="15.15cm" svg:y2="16.613cm">
            <text:p/>
          </draw:line>
        </draw:g>
        <draw:measure draw:style-name="gr49" draw:text-style-name="P4" draw:layer="measurelines" svg:x1="19.58cm" svg:y1="4.02cm" svg:x2="22.88cm" svg:y2="4.02cm">
          <text:p text:style-name="P4"><text:span text:style-name="T3"><text:measure text:kind="gap"/></text:span><text:span text:style-name="T3"><text:measure text:kind="value">165</text:measure></text:span><text:span text:style-name="T3"><text:measure text:kind="unit"/></text:span><text:span text:style-name="T3"><text:measure text:kind="gap"/></text:span></text:p>
        </draw:measure>
        <draw:measure draw:style-name="gr50" draw:text-style-name="P4" draw:layer="measurelines" svg:x1="21.88cm" svg:y1="4cm" svg:x2="22.88cm" svg:y2="4cm">
          <text:p text:style-name="P4"><text:span text:style-name="T3"><text:measure text:kind="gap"/></text:span><text:span text:style-name="T3"><text:measure text:kind="value">50</text:measure></text:span><text:span text:style-name="T3"><text:measure text:kind="unit"/></text:span><text:span text:style-name="T3"><text:measure text:kind="gap"/></text:span></text:p>
        </draw:measure>
        <draw:measure draw:style-name="gr51" draw:text-style-name="P5" draw:layer="layout" svg:x1="21.64cm" svg:y1="13.52cm" svg:x2="19.58cm" svg:y2="13.52cm">
          <text:p text:style-name="P5"><text:span text:style-name="T3"><text:measure text:kind="gap"/></text:span><text:span text:style-name="T3"><text:measure text:kind="value">103</text:measure></text:span><text:span text:style-name="T3"><text:measure text:kind="unit"/></text:span><text:span text:style-name="T3"><text:measure text:kind="gap"/></text:span></text:p>
        </draw:measure>
        <draw:measure draw:style-name="gr52" draw:text-style-name="P4" draw:layer="measurelines" svg:x1="21.88cm" svg:y1="4.14cm" svg:x2="21.88cm" svg:y2="13.54cm">
          <text:p text:style-name="P4"><text:span text:style-name="T3"><text:measure text:kind="gap"/></text:span><text:span text:style-name="T3"><text:measure text:kind="value">470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6.46cm" svg:y1="9.96cm" svg:x2="7.56cm" svg:y2="9.96cm">
          <text:p text:style-name="P5"><text:span text:style-name="T3"><text:measure text:kind="gap"/></text:span><text:span text:style-name="T3"><text:measure text:kind="value">55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11.16cm" svg:y1="13.66cm" svg:x2="11.16cm" svg:y2="13.56cm">
          <text:p text:style-name="P5"><text:span text:style-name="T3"><text:measure text:kind="gap"/></text:span><text:span text:style-name="T3"><text:measure text:kind="value">5</text:measure></text:span><text:span text:style-name="T3"><text:measure text:kind="unit"/></text:span><text:span text:style-name="T3"><text:measure text:kind="gap"/></text:span></text:p>
        </draw:measure>
        <draw:measure draw:style-name="gr53" draw:text-style-name="P4" draw:layer="measurelines" svg:x1="9.92cm" svg:y1="4.44cm" svg:x2="9.92cm" svg:y2="4.8cm">
          <text:p text:style-name="P4"><text:span text:style-name="T5"><text:measure text:kind="gap"/></text:span><text:span text:style-name="T5"><text:measure text:kind="value">18</text:measure></text:span><text:span text:style-name="T5"><text:measure text:kind="unit"/></text:span><text:span text:style-name="T5"><text:measure text:kind="gap"/></text:span></text:p>
        </draw:measure>
        <draw:measure draw:style-name="gr54" draw:text-style-name="P4" draw:layer="measurelines" svg:x1="7.56cm" svg:y1="6.88cm" svg:x2="7.88cm" svg:y2="6.88cm">
          <text:p text:style-name="P4"><text:span text:style-name="T3"><text:measure text:kind="gap"/></text:span><text:span text:style-name="T3"><text:measure text:kind="value">16</text:measure></text:span><text:span text:style-name="T3"><text:measure text:kind="unit"/></text:span><text:span text:style-name="T3"><text:measure text:kind="gap"/></text:span></text:p>
        </draw:measure>
        <draw:measure draw:style-name="gr55" draw:text-style-name="P4" draw:layer="layout" svg:x1="15.759cm" svg:y1="5.98cm" svg:x2="15.439cm" svg:y2="5.98cm">
          <text:p text:style-name="P4"><text:span text:style-name="T3"><text:measure text:kind="gap"/></text:span><text:span text:style-name="T3"><text:measure text:kind="value">16</text:measure></text:span><text:span text:style-name="T3"><text:measure text:kind="unit"/></text:span><text:span text:style-name="T3"><text:measure text:kind="gap"/></text:span></text:p>
        </draw:measure>
        <draw:measure draw:style-name="gr56" draw:text-style-name="P4" draw:layer="layout" svg:x1="16.06cm" svg:y1="11.239cm" svg:x2="16.06cm" svg:y2="10.879cm">
          <text:p text:style-name="P4"><text:span text:style-name="T3"><text:measure text:kind="gap"/></text:span><text:span text:style-name="T3"><text:measure text:kind="value">18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16.52cm" svg:y1="16.26cm" svg:x2="16.52cm" svg:y2="18.46cm">
          <text:p text:style-name="P5"><text:span text:style-name="T3"><text:measure text:kind="gap"/></text:span><text:span text:style-name="T3"><text:measure text:kind="value">110</text:measure></text:span><text:span text:style-name="T3"><text:measure text:kind="unit"/></text:span><text:span text:style-name="T3"><text:measure text:kind="gap"/></text:span></text:p>
        </draw:measure>
        <draw:custom-shape draw:style-name="gr13" draw:text-style-name="P1" draw:layer="layout" svg:width="0.72cm" svg:height="2.08cm" svg:x="7.06cm" svg:y="15.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2cm" svg:height="2.08cm" svg:x="15.54cm" svg:y="15.2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2cm" svg:height="0.5cm" svg:x="19.82cm" svg:y="4.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24cm" svg:height="2.981cm" svg:x="19.58cm" svg:y="4.1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2cm" svg:height="0.5cm" svg:x="19.82cm" svg:y="12.821cm">
          <text:p/>
          <draw:enhanced-geometry svg:viewBox="0 0 21600 21600" draw:type="rectangle" draw:enhanced-path="M 0 0 L 21600 0 21600 21600 0 21600 0 0 Z N"/>
        </draw:custom-shape>
        <draw:measure draw:style-name="gr57" draw:text-style-name="P4" draw:layer="measurelines" svg:x1="6.46cm" svg:y1="4.3cm" svg:x2="16.86cm" svg:y2="4.32cm">
          <text:p text:style-name="P4"><text:measure text:kind="gap"/><text:measure text:kind="value">520</text:measure><text:measure text:kind="unit"/><text:measure text:kind="gap"/></text:p>
        </draw:measure>
        <draw:custom-shape draw:style-name="gr13" draw:text-style-name="P1" draw:layer="layout" svg:width="0.72cm" svg:height="0.5cm" svg:x="20.92cm" svg:y="12.8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8.179cm" svg:x="21.14cm" svg:y="4.6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8.181cm" svg:x="19.82cm" svg:y="4.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2cm" svg:height="0.5cm" svg:x="20.92cm" svg:y="4.141cm">
          <text:p/>
          <draw:enhanced-geometry svg:viewBox="0 0 21600 21600" draw:type="rectangle" draw:enhanced-path="M 0 0 L 21600 0 21600 21600 0 21600 0 0 Z N"/>
        </draw:custom-shape>
        <draw:measure draw:style-name="gr58" draw:text-style-name="P4" draw:layer="measurelines" svg:x1="6.46cm" svg:y1="4.32cm" svg:x2="7.46cm" svg:y2="4.32cm">
          <text:p text:style-name="P4"><text:measure text:kind="gap"/><text:measure text:kind="value">50</text:measure><text:measure text:kind="unit"/><text:measure text:kind="gap"/></text:p>
        </draw:measure>
        <draw:measure draw:style-name="gr59" draw:text-style-name="P4" draw:layer="measurelines" svg:x1="15.86cm" svg:y1="4.22cm" svg:x2="16.86cm" svg:y2="4.22cm">
          <text:p text:style-name="P4"><text:measure text:kind="gap"/><text:measure text:kind="value">50</text:measure><text:measure text:kind="unit"/><text:measure text:kind="gap"/></text:p>
        </draw:measure>
        <draw:measure draw:style-name="gr60" draw:text-style-name="P4" draw:layer="measurelines" svg:x1="16.5cm" svg:y1="4.64cm" svg:x2="16.5cm" svg:y2="12.82cm">
          <text:p text:style-name="P4"><text:measure text:kind="gap"/><text:measure text:kind="value">409</text:measure><text:measure text:kind="unit"/><text:measure text:kind="gap"/></text:p>
        </draw:measure>
        <draw:measure draw:style-name="gr61" draw:text-style-name="P4" draw:layer="measurelines" svg:x1="16.14cm" svg:y1="12.02cm" svg:x2="16.86cm" svg:y2="12.02cm">
          <text:p text:style-name="P4"><text:measure text:kind="gap"/><text:measure text:kind="value">36</text:measure><text:measure text:kind="unit"/><text:measure text:kind="gap"/></text:p>
        </draw:measure>
        <draw:measure draw:style-name="gr4" draw:text-style-name="P1" draw:layer="measurelines" svg:x1="7.88cm" svg:y1="10.6cm" svg:x2="6.46cm" svg:y2="10.6cm">
          <text:p text:style-name="P4"><text:measure text:kind="gap"/><text:measure text:kind="value">71</text:measure><text:measure text:kind="unit"/><text:measure text:kind="gap"/></text:p>
        </draw:measure>
        <draw:measure draw:style-name="gr4" draw:text-style-name="P5" draw:layer="layout" svg:x1="11.78cm" svg:y1="10.88cm" svg:x2="11.78cm" svg:y2="13.32cm">
          <text:p text:style-name="P5"><text:span text:style-name="T3"><text:measure text:kind="gap"/></text:span><text:span text:style-name="T3"><text:measure text:kind="value">122</text:measure></text:span><text:span text:style-name="T3"><text:measure text:kind="unit"/></text:span><text:span text:style-name="T3"><text:measure text:kind="gap"/></text:span></text:p>
        </draw:measure>
        <draw:measure draw:style-name="gr4" draw:text-style-name="P1" draw:layer="measurelines" svg:x1="12.4cm" svg:y1="4.781cm" svg:x2="12.4cm" svg:y2="4.121cm">
          <text:p text:style-name="P4"><text:measure text:kind="gap"/><text:measure text:kind="value">33</text:measure><text:measure text:kind="unit"/><text:measure text:kind="gap"/></text:p>
        </draw:measure>
        <draw:measure draw:style-name="gr62" draw:text-style-name="P4" draw:layer="measurelines" svg:x1="14.88cm" svg:y1="10.88cm" svg:x2="14.88cm" svg:y2="12.28cm">
          <text:p text:style-name="P4"><text:measure text:kind="gap"/><text:measure text:kind="value">70</text:measure><text:measure text:kind="unit"/><text:measure text:kind="gap"/></text:p>
        </draw:measure>
        <draw:line draw:style-name="gr3" draw:text-style-name="P1" draw:layer="layout" svg:x1="15cm" svg:y1="12.28cm" svg:x2="13.52cm" svg:y2="12.28cm">
          <text:p/>
        </draw:line>
        <draw:line draw:style-name="gr3" draw:text-style-name="P1" draw:layer="layout" svg:x1="9.8cm" svg:y1="12.281cm" svg:x2="8.32cm" svg:y2="12.281cm">
          <text:p/>
        </draw:line>
      </draw:page>
      <draw:page draw:name="page6" draw:style-name="dp1" draw:master-page-name="Default">
        <draw:custom-shape draw:style-name="gr13" draw:text-style-name="P1" draw:layer="layout" svg:width="0.48cm" svg:height="2.08cm" svg:x="22.54cm" svg:y="14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cm" svg:height="3.22cm" svg:x="23.02cm" svg:y="14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02cm" svg:height="0.24cm" svg:x="5cm" svg:y="17.0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8cm" svg:height="15.2cm" draw:transform="rotate (1.46607657167524) translate (7.061cm 14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7.657cm" svg:y1="14.138cm" svg:x2="7.728cm" svg:y2="13.462cm">
            <text:p/>
          </draw:line>
          <draw:line draw:style-name="gr3" draw:text-style-name="P1" draw:layer="layout" svg:x1="21.58cm" svg:y1="15.601cm" svg:x2="21.651cm" svg:y2="14.925cm">
            <text:p/>
          </draw:line>
        </draw:g>
        <draw:measure draw:style-name="gr63" draw:text-style-name="P4" draw:layer="layout" svg:x1="4.76cm" svg:y1="13.212cm" svg:x2="7.06cm" svg:y2="13.212cm">
          <text:p text:style-name="P4"><text:span text:style-name="T2"><text:measure text:kind="gap"/></text:span><text:span text:style-name="T2"><text:measure text:kind="value">115</text:measure></text:span><text:span text:style-name="T2"><text:measure text:kind="unit"/></text:span><text:span text:style-name="T2"><text:measure text:kind="gap"/></text:span></text:p>
        </draw:measure>
        <draw:polygon draw:style-name="gr16" draw:text-style-name="P1" draw:layer="layout" svg:width="18.499cm" svg:height="4.899cm" svg:x="4.76cm" svg:y="13.3cm" svg:viewBox="0 0 18500 4900" draw:points="18500,4900 0,4900 0,0 2298,0 18500,1700">
          <text:p/>
        </draw:polygon>
        <draw:g>
          <draw:g>
            <draw:custom-shape draw:style-name="gr19" draw:text-style-name="P1" draw:layer="layout" svg:width="0.66cm" svg:height="0.66cm" svg:x="21.13cm" svg:y="15.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0.48cm" svg:height="0.48cm" svg:x="21.22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1" draw:layer="layout" svg:x1="21.11cm" svg:y1="16cm" svg:x2="21.81cm" svg:y2="16cm">
            <text:p/>
          </draw:line>
          <draw:line draw:style-name="gr16" draw:text-style-name="P1" draw:layer="layout" svg:x1="21.46cm" svg:y1="15.65cm" svg:x2="21.46cm" svg:y2="16.35cm">
            <text:p/>
          </draw:line>
        </draw:g>
        <draw:g>
          <draw:custom-shape draw:style-name="gr11" draw:text-style-name="P1" draw:layer="layout" svg:width="6.8cm" svg:height="1.86cm" svg:x="6.1cm" svg:y="15.2cm">
            <text:p text:style-name="P1">PC Side</text:p>
            <draw:enhanced-geometry svg:viewBox="0 0 21600 21600" draw:type="rectangle" draw:enhanced-path="M 0 0 L 21600 0 21600 21600 0 21600 0 0 Z N"/>
          </draw:custom-shape>
          <draw:measure draw:style-name="gr64" draw:text-style-name="P3" draw:layer="layout" svg:x1="11.225cm" svg:y1="15.2cm" svg:x2="11.225cm" svg:y2="17.06cm">
            <text:p text:style-name="P3"><text:span text:style-name="T1"><text:measure text:kind="gap"/></text:span><text:span text:style-name="T1"><text:measure text:kind="value">93</text:measure></text:span><text:span text:style-name="T1"><text:measure text:kind="unit"/></text:span><text:span text:style-name="T1"><text:measure text:kind="gap"/></text:span></text:p>
          </draw:measure>
          <draw:measure draw:style-name="gr65" draw:text-style-name="P3" draw:layer="layout" svg:x1="12.9cm" svg:y1="15.45cm" svg:x2="6.1cm" svg:y2="15.45cm">
            <text:p text:style-name="P3"><text:span text:style-name="T1"><text:measure text:kind="gap"/></text:span><text:span text:style-name="T1"><text:measure text:kind="value">340</text:measure></text:span><text:span text:style-name="T1"><text:measure text:kind="unit"/></text:span><text:span text:style-name="T1"><text:measure text:kind="gap"/></text:span></text:p>
          </draw:measure>
        </draw:g>
        <draw:g>
          <draw:g>
            <draw:custom-shape draw:style-name="gr19" draw:text-style-name="P1" draw:layer="layout" svg:width="0.66cm" svg:height="0.66cm" svg:x="21.131cm" svg:y="15.6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0.48cm" svg:height="0.48cm" svg:x="21.221cm" svg:y="15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1" draw:layer="layout" svg:x1="21.111cm" svg:y1="16.001cm" svg:x2="21.811cm" svg:y2="16.001cm">
            <text:p/>
          </draw:line>
          <draw:line draw:style-name="gr16" draw:text-style-name="P1" draw:layer="layout" svg:x1="21.461cm" svg:y1="15.651cm" svg:x2="21.461cm" svg:y2="16.351cm">
            <text:p/>
          </draw:line>
        </draw:g>
        <draw:custom-shape draw:style-name="gr13" draw:text-style-name="P1" draw:layer="layout" svg:width="18.02cm" svg:height="0.9cm" svg:x="5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9cm" svg:y1="17.3cm" svg:x2="5.9cm" svg:y2="18.2cm">
          <text:p/>
        </draw:line>
        <draw:line draw:style-name="gr3" draw:text-style-name="P1" draw:layer="layout" svg:x1="22.12cm" svg:y1="18.2cm" svg:x2="22.12cm" svg:y2="17.3cm">
          <text:p/>
        </draw:line>
        <draw:custom-shape draw:style-name="gr1" draw:text-style-name="P1" draw:layer="layout" svg:width="0.24cm" svg:height="4.9cm" svg:x="4.76cm" svg:y="13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cm" svg:height="3.76cm" svg:x="5cm" svg:y="13.3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3.299cm" svg:height="9.659cm" svg:x="4.763cm" svg:y="3.4cm" svg:viewBox="0 0 3300 9660" draw:points="0,9660 0,0 3300,0 2300,9660">
          <text:p/>
        </draw:polygon>
        <draw:g>
          <draw:custom-shape draw:style-name="gr6" draw:text-style-name="P1" draw:layer="layout" svg:width="0.5cm" svg:height="6.8cm" svg:x="6.323cm" svg:y="3.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8cm" svg:height="0.7cm" draw:transform="rotate (1.5707963267949) translate (5.623cm 10.74cm)">
            <text:p/>
  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5" draw:text-style-name="P1" draw:layer="layout" svg:width="0.24cm" svg:height="9.423cm" svg:x="6.823cm" svg:y="3.6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763cm" svg:y1="3.64cm" svg:x2="8.006cm" svg:y2="3.64cm">
          <text:p/>
        </draw:line>
        <draw:line draw:style-name="gr3" draw:text-style-name="P1" draw:layer="layout" svg:x1="4.763cm" svg:y1="12.821cm" svg:x2="6.823cm" svg:y2="12.821cm">
          <text:p/>
        </draw:line>
        <draw:line draw:style-name="gr3" draw:text-style-name="P1" draw:layer="layout" svg:x1="6.823cm" svg:y1="11.04cm" svg:x2="7.063cm" svg:y2="11.04cm">
          <text:p/>
        </draw:line>
        <draw:line draw:style-name="gr3" draw:text-style-name="P1" draw:layer="layout" svg:x1="6.823cm" svg:y1="12.52cm" svg:x2="7.063cm" svg:y2="12.52cm">
          <text:p/>
        </draw:line>
        <draw:custom-shape draw:style-name="gr45" draw:text-style-name="P1" draw:layer="layout" svg:width="0.24cm" svg:height="2.981cm" svg:x="4.983cm" svg:y="9.8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0" draw:text-style-name="P1" draw:layer="layout" svg:width="0.08cm" svg:height="0.48cm" svg:x="4.843cm" svg:y="11.07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0.06cm" svg:height="0.66cm" svg:x="4.903cm" svg:y="10.98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0.04cm" svg:height="0.66cm" svg:x="4.943cm" svg:y="10.98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4" draw:text-style-name="P1" draw:layer="layout" svg:width="0.04cm" svg:height="0.66cm" svg:x="4.923cm" svg:y="10.98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</draw:g>
          <draw:line draw:style-name="gr3" draw:text-style-name="P1" draw:layer="layout" svg:x1="5.063cm" svg:y1="11.31cm" svg:x2="4.763cm" svg:y2="11.31cm">
            <text:p/>
          </draw:line>
        </draw:g>
        <draw:custom-shape draw:style-name="gr1" draw:text-style-name="P1" draw:layer="layout" svg:width="2.303cm" svg:height="0.24cm" svg:x="4.76cm" svg:y="13.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6.343cm" svg:height="0.12cm" draw:transform="rotate (-0.10471975511966) translate (7.02cm 13.176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13" draw:text-style-name="P1" draw:layer="layout" svg:width="0.48cm" svg:height="2.08cm" svg:x="22.54cm" svg:y="14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cm" svg:height="3.22cm" svg:x="23.02cm" svg:y="14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02cm" svg:height="0.24cm" svg:x="5cm" svg:y="17.0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8cm" svg:height="15.2cm" draw:transform="rotate (1.46607657167524) translate (7.061cm 14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7.657cm" svg:y1="14.138cm" svg:x2="7.728cm" svg:y2="13.462cm">
            <text:p/>
          </draw:line>
          <draw:line draw:style-name="gr3" draw:text-style-name="P1" draw:layer="layout" svg:x1="21.58cm" svg:y1="15.601cm" svg:x2="21.651cm" svg:y2="14.925cm">
            <text:p/>
          </draw:line>
        </draw:g>
        <draw:polygon draw:style-name="gr16" draw:text-style-name="P1" draw:layer="layout" svg:width="18.499cm" svg:height="4.899cm" svg:x="4.76cm" svg:y="13.3cm" svg:viewBox="0 0 18500 4900" draw:points="18500,4900 0,4900 0,0 2298,0 18500,1700">
          <text:p/>
        </draw:polygon>
        <draw:g>
          <draw:g>
            <draw:custom-shape draw:style-name="gr19" draw:text-style-name="P1" draw:layer="layout" svg:width="0.66cm" svg:height="0.66cm" svg:x="21.13cm" svg:y="15.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0.48cm" svg:height="0.48cm" svg:x="21.22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1" draw:layer="layout" svg:x1="21.11cm" svg:y1="16cm" svg:x2="21.81cm" svg:y2="16cm">
            <text:p/>
          </draw:line>
          <draw:line draw:style-name="gr16" draw:text-style-name="P1" draw:layer="layout" svg:x1="21.46cm" svg:y1="15.65cm" svg:x2="21.46cm" svg:y2="16.35cm">
            <text:p/>
          </draw:line>
        </draw:g>
        <draw:g>
          <draw:custom-shape draw:style-name="gr11" draw:text-style-name="P1" draw:layer="layout" svg:width="6.8cm" svg:height="1.86cm" svg:x="6.1cm" svg:y="15.2cm">
            <text:p text:style-name="P1">PC Side</text:p>
            <draw:enhanced-geometry svg:viewBox="0 0 21600 21600" draw:type="rectangle" draw:enhanced-path="M 0 0 L 21600 0 21600 21600 0 21600 0 0 Z N"/>
          </draw:custom-shape>
          <draw:measure draw:style-name="gr66" draw:text-style-name="P3" draw:layer="layout" svg:x1="11.225cm" svg:y1="15.2cm" svg:x2="11.225cm" svg:y2="17.06cm">
            <text:p text:style-name="P3"><text:span text:style-name="T1"><text:measure text:kind="gap"/></text:span><text:span text:style-name="T1"><text:measure text:kind="value">93</text:measure></text:span><text:span text:style-name="T1"><text:measure text:kind="unit"/></text:span><text:span text:style-name="T1"><text:measure text:kind="gap"/></text:span></text:p>
          </draw:measure>
          <draw:measure draw:style-name="gr67" draw:text-style-name="P3" draw:layer="layout" svg:x1="12.9cm" svg:y1="15.45cm" svg:x2="6.1cm" svg:y2="15.45cm">
            <text:p text:style-name="P3"><text:span text:style-name="T1"><text:measure text:kind="gap"/></text:span><text:span text:style-name="T1"><text:measure text:kind="value">340</text:measure></text:span><text:span text:style-name="T1"><text:measure text:kind="unit"/></text:span><text:span text:style-name="T1"><text:measure text:kind="gap"/></text:span></text:p>
          </draw:measure>
        </draw:g>
        <draw:g>
          <draw:g>
            <draw:custom-shape draw:style-name="gr19" draw:text-style-name="P1" draw:layer="layout" svg:width="0.66cm" svg:height="0.66cm" svg:x="21.131cm" svg:y="15.6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0.48cm" svg:height="0.48cm" svg:x="21.221cm" svg:y="15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6" draw:text-style-name="P1" draw:layer="layout" svg:x1="21.111cm" svg:y1="16.001cm" svg:x2="21.811cm" svg:y2="16.001cm">
            <text:p/>
          </draw:line>
          <draw:line draw:style-name="gr16" draw:text-style-name="P1" draw:layer="layout" svg:x1="21.461cm" svg:y1="15.651cm" svg:x2="21.461cm" svg:y2="16.351cm">
            <text:p/>
          </draw:line>
        </draw:g>
        <draw:custom-shape draw:style-name="gr13" draw:text-style-name="P1" draw:layer="layout" svg:width="18.02cm" svg:height="0.9cm" svg:x="5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9cm" svg:y1="17.3cm" svg:x2="5.9cm" svg:y2="18.2cm">
          <text:p/>
        </draw:line>
        <draw:line draw:style-name="gr3" draw:text-style-name="P1" draw:layer="layout" svg:x1="22.12cm" svg:y1="18.2cm" svg:x2="22.12cm" svg:y2="17.3cm">
          <text:p/>
        </draw:line>
        <draw:custom-shape draw:style-name="gr1" draw:text-style-name="P1" draw:layer="layout" svg:width="0.24cm" svg:height="4.9cm" svg:x="4.76cm" svg:y="13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cm" svg:height="3.76cm" svg:x="5cm" svg:y="13.3cm">
          <text:p/>
          <draw:enhanced-geometry svg:viewBox="0 0 21600 21600" draw:type="rectangle" draw:enhanced-path="M 0 0 L 21600 0 21600 21600 0 21600 0 0 Z N"/>
        </draw:custom-shape>
        <draw:g>
          <draw:measure draw:style-name="gr68" draw:text-style-name="P4" draw:layer="layout" svg:x1="6.95cm" svg:y1="10.747cm" svg:x2="6.943cm" svg:y2="13.047cm">
            <text:p text:style-name="P4"><text:span text:style-name="T2"><text:measure text:kind="gap"/></text:span><text:span text:style-name="T2"><text:measure text:kind="value">115</text:measure></text:span><text:span text:style-name="T2"><text:measure text:kind="unit"/></text:span><text:span text:style-name="T2"><text:measure text:kind="gap"/></text:span></text:p>
          </draw:measure>
          <draw:polygon draw:style-name="gr1" draw:text-style-name="P1" draw:layer="layout" svg:width="9.666cm" svg:height="3.328cm" svg:x="7.095cm" svg:y="10.751cm" svg:viewBox="0 0 9667 3329" draw:points="7,0 9667,29 9657,3329 0,2300">
            <text:p/>
          </draw:polygon>
          <draw:g>
            <draw:custom-shape draw:style-name="gr6" draw:text-style-name="P1" draw:layer="layout" svg:width="0.5cm" svg:height="6.8cm" draw:transform="rotate (-1.57376338652329) translate (16.217cm 12.338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6.8cm" svg:height="0.7cm" draw:transform="rotate (-3.1386255938614) translate (16.219cm 12.318cm)">
              <text:p/>
    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style-name="gr45" draw:text-style-name="P1" draw:layer="layout" svg:width="0.24cm" svg:height="9.423cm" draw:transform="rotate (-1.57376338652329) translate (16.516cm 12.83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6.522cm" svg:y1="10.779cm" svg:x2="16.512cm" svg:y2="14.022cm">
            <text:p/>
          </draw:line>
          <draw:line draw:style-name="gr3" draw:text-style-name="P1" draw:layer="layout" svg:x1="7.341cm" svg:y1="10.751cm" svg:x2="7.335cm" svg:y2="12.811cm">
            <text:p/>
          </draw:line>
          <draw:line draw:style-name="gr3" draw:text-style-name="P1" draw:layer="layout" svg:x1="9.116cm" svg:y1="12.817cm" svg:x2="9.115cm" svg:y2="13.057cm">
            <text:p/>
          </draw:line>
          <draw:line draw:style-name="gr3" draw:text-style-name="P1" draw:layer="layout" svg:x1="7.636cm" svg:y1="12.812cm" svg:x2="7.635cm" svg:y2="13.052cm">
            <text:p/>
          </draw:line>
          <draw:custom-shape draw:style-name="gr45" draw:text-style-name="P1" draw:layer="layout" svg:width="0.24cm" svg:height="2.981cm" draw:transform="rotate (-1.57376338652329) translate (10.321cm 10.98cm)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0" draw:text-style-name="P1" draw:layer="layout" svg:width="0.08cm" svg:height="0.48cm" draw:transform="rotate (1.57376338652329) translate (8.612cm 10.917cm)">
                <text:p/>
  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" draw:text-style-name="P1" draw:layer="layout" svg:width="0.06cm" svg:height="0.66cm" draw:transform="rotate (1.57376338652329) translate (8.521cm 10.957cm)">
                <text:p/>
  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" draw:text-style-name="P1" draw:layer="layout" svg:width="0.04cm" svg:height="0.66cm" draw:transform="rotate (1.57376338652329) translate (8.521cm 10.977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44" draw:text-style-name="P1" draw:layer="layout" svg:width="0.04cm" svg:height="0.66cm" draw:transform="rotate (1.57376338652329) translate (8.521cm 10.957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  <draw:line draw:style-name="gr3" draw:text-style-name="P1" draw:layer="layout" svg:x1="8.851cm" svg:y1="11.056cm" svg:x2="8.852cm" svg:y2="10.756cm">
              <text:p/>
            </draw:line>
          </draw:g>
        </draw:g>
        <draw:custom-shape draw:style-name="gr1" draw:text-style-name="P1" draw:layer="layout" svg:width="2.303cm" svg:height="0.24cm" svg:x="4.765cm" svg:y="13.0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6.343cm" svg:height="0.12cm" draw:transform="rotate (-0.10471975511966) translate (7.02cm 13.176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polyline draw:style-name="gr69" draw:text-style-name="P1" draw:layer="layout" svg:width="0.701cm" svg:height="0.7cm" svg:x="26.22cm" svg:y="10.78cm" svg:viewBox="0 0 702 701" draw:points="702,0 702,700 702,701 0,701">
          <text:p/>
        </draw:polyline>
        <draw:polyline draw:style-name="gr69" draw:text-style-name="P1" draw:layer="layout" svg:width="0.702cm" svg:height="0.7cm" svg:x="26.22cm" svg:y="1.559cm" svg:viewBox="0 0 703 701" draw:points="703,701 703,0 703,2 0,2">
          <text:p/>
        </draw:polyline>
        <draw:measure draw:style-name="gr70" draw:text-style-name="P4" draw:layer="measurelines" svg:x1="7.14cm" svg:y1="2.26cm" svg:x2="7.14cm" svg:y2="1.66cm">
          <text:p text:style-name="P4"><text:measure text:kind="gap"/><text:measure text:kind="value">30</text:measure><text:measure text:kind="unit"/><text:measure text:kind="gap"/></text:p>
        </draw:measure>
        <draw:measure draw:style-name="gr71" draw:text-style-name="P4" draw:layer="measurelines" svg:x1="7.14cm" svg:y1="11.38cm" svg:x2="7.14cm" svg:y2="10.78cm">
          <text:p text:style-name="P4"><text:measure text:kind="gap"/><text:measure text:kind="value">30</text:measure><text:measure text:kind="unit"/><text:measure text:kind="gap"/></text:p>
        </draw:measure>
        <draw:measure draw:style-name="gr4" draw:text-style-name="P1" draw:layer="measurelines" svg:x1="26.802cm" svg:y1="10.781cm" svg:x2="26.802cm" svg:y2="11.381cm">
          <text:p text:style-name="P4"><text:measure text:kind="gap"/><text:measure text:kind="value">30</text:measure><text:measure text:kind="unit"/><text:measure text:kind="gap"/></text:p>
        </draw:measure>
        <draw:measure draw:style-name="gr72" draw:text-style-name="P4" draw:layer="measurelines" svg:x1="26.219cm" svg:y1="11.4cm" svg:x2="26.819cm" svg:y2="11.4cm">
          <text:p text:style-name="P4"><text:measure text:kind="gap"/><text:measure text:kind="value">30</text:measure><text:measure text:kind="unit"/><text:measure text:kind="gap"/></text:p>
        </draw:measure>
        <draw:measure draw:style-name="gr4" draw:text-style-name="P1" draw:layer="measurelines" svg:x1="26.862cm" svg:y1="1.659cm" svg:x2="26.862cm" svg:y2="2.259cm">
          <text:p text:style-name="P4"><text:measure text:kind="gap"/><text:measure text:kind="value">30</text:measure><text:measure text:kind="unit"/><text:measure text:kind="gap"/></text:p>
        </draw:measure>
        <draw:measure draw:style-name="gr73" draw:text-style-name="P4" draw:layer="measurelines" svg:x1="26.219cm" svg:y1="1.66cm" svg:x2="26.819cm" svg:y2="1.66cm">
          <text:p text:style-name="P4"><text:measure text:kind="gap"/><text:measure text:kind="value">30</text:measure><text:measure text:kind="unit"/><text:measure text:kind="gap"/></text:p>
        </draw:measure>
        <draw:frame draw:style-name="gr74" draw:text-style-name="P9" draw:layer="layout" svg:width="4.6cm" svg:height="1.199cm" svg:x="14cm" svg:y="3.56cm">
          <draw:text-box>
            <text:p text:style-name="P9"><text:span text:style-name="T4">Två vinklar, 90 grader</text:span></text:p>
            <text:p text:style-name="P9"><text:span text:style-name="T4">Alla mått är innermått</text:span></text:p>
          </draw:text-box>
        </draw:frame>
        <draw:frame draw:style-name="gr74" draw:text-style-name="P9" draw:layer="layout" svg:width="4.6cm" svg:height="0.725cm" svg:x="7.7cm" svg:y="5.4cm">
          <draw:text-box>
            <text:p text:style-name="P9"><text:span text:style-name="T4">Uppifrån</text:span></text:p>
          </draw:text-box>
        </draw:frame>
        <draw:frame draw:style-name="gr74" draw:text-style-name="P9" draw:layer="layout" svg:width="2.48cm" svg:height="0.725cm" svg:x="24.28cm" svg:y="6.915cm">
          <draw:text-box>
            <text:p text:style-name="P9"><text:span text:style-name="T4">Framifrån</text:span></text:p>
          </draw:text-box>
        </draw:frame>
        <draw:measure draw:style-name="gr75" draw:text-style-name="P10" draw:layer="measurelines" svg:x1="7.16cm" svg:y1="1.66cm" svg:x2="7.16cm" svg:y2="11.38cm">
          <text:p text:style-name="P10"><text:measure text:kind="gap"/><text:measure text:kind="value">486</text:measure><text:measure text:kind="unit"/><text:measure text:kind="gap"/></text:p>
        </draw:measure>
        <draw:g>
          <draw:custom-shape draw:style-name="gr76" draw:text-style-name="P1" draw:layer="layout" svg:width="15.22cm" svg:height="0.8cm" svg:x="7.04cm" svg:y="1.4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058cm" svg:y1="1.66cm" svg:x2="22.26cm" svg:y2="1.66cm">
            <text:p/>
          </draw:line>
        </draw:g>
        <draw:g>
          <draw:custom-shape draw:style-name="gr76" draw:text-style-name="P1" draw:layer="layout" svg:width="15.22cm" svg:height="0.8cm" svg:x="7.04cm" svg:y="10.7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059cm" svg:y1="11.38cm" svg:x2="22.26cm" svg:y2="11.38cm">
            <text:p/>
          </draw:line>
        </draw:g>
        <draw:measure draw:style-name="gr4" draw:text-style-name="P1" draw:layer="measurelines" svg:x1="7.04cm" svg:y1="11.1cm" svg:x2="22.26cm" svg:y2="11.1cm">
          <text:p text:style-name="P10"><text:measure text:kind="gap"/><text:measure text:kind="value">761</text:measure><text:measure text:kind="unit"/><text:measure text:kind="gap"/></text:p>
        </draw:measure>
        <draw:measure draw:style-name="gr4" draw:text-style-name="P1" draw:layer="measurelines" svg:x1="22.26cm" svg:y1="2.02cm" svg:x2="7.04cm" svg:y2="2.02cm">
          <text:p text:style-name="P10"><text:measure text:kind="gap"/><text:measure text:kind="value">761</text:measure><text:measure text:kind="unit"/><text:measure text:kind="gap"/></text:p>
        </draw:measure>
      </draw:page>
      <draw:page draw:name="page9" draw:style-name="dp1" draw:master-page-name="Default">
        <draw:frame draw:style-name="gr74" draw:text-style-name="P9" draw:layer="layout" svg:width="4.6cm" svg:height="1.199cm" svg:x="14cm" svg:y="3.56cm">
          <draw:text-box>
            <text:p text:style-name="P9"><text:span text:style-name="T4">Lockdown bar</text:span></text:p>
            <text:p text:style-name="P9"><text:span text:style-name="T4">Rostfri plåt, t=2mm</text:span></text:p>
          </draw:text-box>
        </draw:frame>
        <draw:frame draw:style-name="gr74" draw:text-style-name="P9" draw:layer="layout" svg:width="4.6cm" svg:height="0.725cm" svg:x="7.7cm" svg:y="5.4cm">
          <draw:text-box>
            <text:p text:style-name="P9"><text:span text:style-name="T4">Uppifrån</text:span></text:p>
          </draw:text-box>
        </draw:frame>
        <draw:line draw:style-name="gr77" draw:text-style-name="P1" draw:layer="layout" svg:x1="23.36cm" svg:y1="16.621cm" svg:x2="23.36cm" svg:y2="16.622cm">
          <text:p/>
        </draw:line>
        <draw:polyline draw:style-name="gr69" draw:text-style-name="P1" draw:layer="layout" svg:width="1.093cm" svg:height="0.615cm" svg:x="22.266cm" svg:y="16.606cm" svg:viewBox="0 0 1094 616" draw:points="1094,616 1094,114 1094,114 0,0">
          <text:p/>
        </draw:polyline>
        <draw:measure draw:style-name="gr78" draw:text-style-name="P10" draw:layer="measurelines" svg:x1="23.38cm" svg:y1="17.22cm" svg:x2="23.38cm" svg:y2="16.82cm">
          <text:p text:style-name="P10"><text:measure text:kind="gap"/><text:measure text:kind="value">20</text:measure><text:measure text:kind="unit"/><text:measure text:kind="gap"/></text:p>
        </draw:measure>
        <draw:measure draw:style-name="gr79" draw:text-style-name="P10" draw:layer="measurelines" svg:x1="22.26cm" svg:y1="17.041cm" svg:x2="23.26cm" svg:y2="17.041cm">
          <text:p text:style-name="P10"><text:measure text:kind="gap"/><text:measure text:kind="value">50</text:measure><text:measure text:kind="unit"/><text:measure text:kind="gap"/></text:p>
        </draw:measure>
        <draw:frame draw:style-name="gr80" draw:text-style-name="P11" draw:layer="layout" svg:width="3.22cm" svg:height="0.645cm" svg:x="23.2cm" svg:y="15.22cm">
          <draw:text-box>
            <text:p text:style-name="P11"><text:span text:style-name="T6">6 graders lutning</text:span></text:p>
          </draw:text-box>
        </draw:frame>
        <draw:custom-shape draw:style-name="gr76" draw:text-style-name="P1" draw:layer="layout" svg:width="1.4cm" svg:height="9.72cm" svg:x="22.26cm" svg:y="1.661cm">
          <text:p/>
          <draw:enhanced-geometry svg:viewBox="0 0 21600 21600" draw:type="rectangle" draw:enhanced-path="M 0 0 L 21600 0 21600 21600 0 21600 0 0 Z N"/>
        </draw:custom-shape>
        <draw:polygon draw:style-name="gr76" draw:text-style-name="P1" draw:layer="layout" svg:width="1.046cm" svg:height="0.399cm" svg:x="22.26cm" svg:y="11.381cm" svg:viewBox="0 0 1047 400" draw:points="0,400 0,0 1000,0 1047,400">
          <text:p/>
        </draw:polygon>
        <draw:line draw:style-name="gr3" draw:text-style-name="P1" draw:layer="layout" svg:x1="23.26cm" svg:y1="11.347cm" svg:x2="23.26cm" svg:y2="1.667cm">
          <text:p/>
        </draw:line>
        <draw:measure draw:style-name="gr4" draw:text-style-name="P10" draw:layer="measurelines" svg:x1="22.26cm" svg:y1="9.18cm" svg:x2="23.26cm" svg:y2="9.18cm">
          <text:p text:style-name="P10"><text:measure text:kind="gap"/><text:measure text:kind="value">50</text:measure><text:measure text:kind="unit"/><text:measure text:kind="gap"/></text:p>
        </draw:measure>
        <draw:measure draw:style-name="gr81" draw:text-style-name="P10" draw:layer="measurelines" svg:x1="23.26cm" svg:y1="7.7cm" svg:x2="23.66cm" svg:y2="7.7cm">
          <text:p text:style-name="P10"><text:measure text:kind="gap"/><text:measure text:kind="value">20</text:measure> + gods<text:measure text:kind="unit"/><text:measure text:kind="gap"/></text:p>
        </draw:measure>
        <draw:measure draw:style-name="gr82" draw:text-style-name="P10" draw:layer="measurelines" svg:x1="22.26cm" svg:y1="11.379cm" svg:x2="22.26cm" svg:y2="11.779cm">
          <text:p text:style-name="P10"><text:measure text:kind="gap"/><text:measure text:kind="value">20</text:measure><text:measure text:kind="unit"/><text:measure text:kind="gap"/> + gods</text:p>
        </draw:measure>
        <draw:polygon draw:style-name="gr76" draw:text-style-name="P1" draw:layer="layout" svg:width="1.046cm" svg:height="0.399cm" draw:transform="rotate (-3.14159265358979) translate (23.307cm 1.661cm)" svg:viewBox="0 0 1047 400" draw:points="1047,400 1047,0 47,0 0,400">
          <text:p/>
        </draw:polygon>
        <draw:measure draw:style-name="gr83" draw:text-style-name="P10" draw:layer="measurelines" svg:x1="23.307cm" svg:y1="11.66cm" svg:x2="22.26cm" svg:y2="11.66cm">
          <text:p text:style-name="P10"><text:measure text:kind="gap"/><text:measure text:kind="value">52.35</text:measure><text:measure text:kind="unit"/><text:measure text:kind="gap"/> (6 grader)</text:p>
        </draw:measure>
        <draw:g>
          <draw:custom-shape draw:style-name="gr76" draw:text-style-name="P1" draw:layer="layout" svg:width="15.22cm" svg:height="0.8cm" svg:x="7.041cm" svg:y="1.46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059cm" svg:y1="1.661cm" svg:x2="22.261cm" svg:y2="1.661cm">
            <text:p/>
          </draw:line>
        </draw:g>
        <draw:g>
          <draw:custom-shape draw:style-name="gr76" draw:text-style-name="P1" draw:layer="layout" svg:width="15.22cm" svg:height="0.8cm" svg:x="7.041cm" svg:y="10.78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06cm" svg:y1="11.381cm" svg:x2="22.261cm" svg:y2="11.381cm">
            <text:p/>
          </draw:line>
        </draw:g>
        <draw:measure draw:style-name="gr4" draw:text-style-name="P1" draw:layer="measurelines" svg:x1="20.86cm" svg:y1="1.661cm" svg:x2="20.86cm" svg:y2="11.381cm">
          <text:p text:style-name="P10">Innermått <text:measure text:kind="gap"/><text:measure text:kind="value">486</text:measure><text:measure text:kind="unit"/><text:measure text:kind="gap"/></text:p>
        </draw:measure>
        <draw:g>
          <draw:line draw:style-name="gr84" draw:text-style-name="P1" draw:layer="layout" svg:x1="23.26cm" svg:y1="11.381cm" svg:x2="23.8cm" svg:y2="11.7cm">
            <text:p/>
          </draw:line>
          <draw:line draw:style-name="gr85" draw:text-style-name="P12" draw:layer="layout" svg:x1="23.8cm" svg:y1="11.7cm" svg:x2="24.98cm" svg:y2="11.7cm">
            <text:p text:style-name="P1"><text:span text:style-name="T7">84 deg</text:span></text:p>
          </draw:line>
        </draw:g>
        <draw:measure draw:style-name="gr4" draw:text-style-name="P1" draw:layer="layout" svg:x1="7.041cm" svg:y1="11.12cm" svg:x2="22.261cm" svg:y2="11.12cm">
          <text:p text:style-name="P10"><text:measure text:kind="gap"/><text:measure text:kind="value">761</text:measure><text:measure text:kind="unit"/><text:measure text:kind="gap"/></text:p>
        </draw:measure>
        <draw:measure draw:style-name="gr4" draw:text-style-name="P1" draw:layer="layout" svg:x1="22.261cm" svg:y1="2.021cm" svg:x2="7.041cm" svg:y2="2.021cm">
          <text:p text:style-name="P10"><text:measure text:kind="gap"/><text:measure text:kind="value">761</text:measure><text:measure text:kind="unit"/><text:measure text:kind="gap"/></text:p>
        </draw:measure>
      </draw:page>
      <draw:page draw:name="page10" draw:style-name="dp1" draw:master-page-name="Default">
        <draw:polygon draw:style-name="gr16" draw:text-style-name="P1" draw:layer="layout" svg:width="18.499cm" svg:height="4.899cm" svg:x="3.52cm" svg:y="14.36cm" svg:viewBox="0 0 18500 4900" draw:points="18500,4900 0,4900 0,0 2298,0 18500,1700">
          <text:p/>
        </draw:polygon>
        <draw:path draw:style-name="gr42" draw:text-style-name="P1" draw:layer="layout" svg:width="10.399cm" svg:height="9.419cm" svg:x="7.62cm" svg:y="4.64cm" svg:viewBox="0 0 10400 9420" svg:d="M2600 7400c-419 0-740 321-740 740s321 740 740 740 740-321 740-740-321-740-740-740zM7800 7400c-419 0-740 321-740 740s321 740 740 740 740-321 740-740-321-740-740-740zM1420 6740h7560v-6080h-7560zM0 9420v-9420h10400v9420z">
          <text:p/>
        </draw:path>
        <draw:g>
          <draw:custom-shape draw:style-name="gr22" draw:text-style-name="P1" draw:layer="layout" svg:width="9.2cm" svg:height="3.2cm" svg:x="18.18cm" svg:y="7.86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9" draw:text-style-name="P1" draw:layer="layout" svg:width="0.66cm" svg:height="0.66cm" svg:x="18.98cm" svg:y="8.5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1" draw:layer="layout" svg:width="0.48cm" svg:height="0.48cm" svg:x="19.07cm" svg:y="8.6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6" draw:text-style-name="P1" draw:layer="layout" svg:x1="18.96cm" svg:y1="8.862cm" svg:x2="19.66cm" svg:y2="8.862cm">
              <text:p/>
            </draw:line>
            <draw:line draw:style-name="gr16" draw:text-style-name="P1" draw:layer="layout" svg:x1="19.31cm" svg:y1="8.512cm" svg:x2="19.31cm" svg:y2="9.212cm">
              <text:p/>
            </draw:line>
          </draw:g>
          <draw:g>
            <draw:g>
              <draw:custom-shape draw:style-name="gr19" draw:text-style-name="P1" draw:layer="layout" svg:width="0.66cm" svg:height="0.66cm" svg:x="20.04cm" svg:y="8.5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1" draw:layer="layout" svg:width="0.48cm" svg:height="0.48cm" svg:x="20.13cm" svg:y="8.6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6" draw:text-style-name="P1" draw:layer="layout" svg:x1="20.02cm" svg:y1="8.862cm" svg:x2="20.72cm" svg:y2="8.862cm">
              <text:p/>
            </draw:line>
            <draw:line draw:style-name="gr16" draw:text-style-name="P1" draw:layer="layout" svg:x1="20.37cm" svg:y1="8.512cm" svg:x2="20.37cm" svg:y2="9.212cm">
              <text:p/>
            </draw:line>
          </draw:g>
          <draw:g>
            <draw:g>
              <draw:custom-shape draw:style-name="gr19" draw:text-style-name="P1" draw:layer="layout" svg:width="0.66cm" svg:height="0.66cm" svg:x="25.94cm" svg:y="8.5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1" draw:layer="layout" svg:width="0.48cm" svg:height="0.48cm" svg:x="26.03cm" svg:y="8.6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6" draw:text-style-name="P1" draw:layer="layout" svg:x1="25.92cm" svg:y1="8.863cm" svg:x2="26.62cm" svg:y2="8.863cm">
              <text:p/>
            </draw:line>
            <draw:line draw:style-name="gr16" draw:text-style-name="P1" draw:layer="layout" svg:x1="26.27cm" svg:y1="8.513cm" svg:x2="26.27cm" svg:y2="9.213cm">
              <text:p/>
            </draw:line>
          </draw:g>
        </draw:g>
        <draw:polygon draw:style-name="gr1" draw:text-style-name="P1" draw:layer="layout" svg:width="3.299cm" svg:height="9.659cm" svg:x="2.96cm" svg:y="1.14cm" svg:viewBox="0 0 3300 9660" draw:points="0,9660 0,0 3300,0 2300,9660">
          <text:p/>
        </draw:polygon>
        <draw:g>
          <draw:custom-shape draw:style-name="gr6" draw:text-style-name="P1" draw:layer="layout" svg:width="0.5cm" svg:height="6.8cm" svg:x="4.52cm" svg:y="1.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8cm" svg:height="0.7cm" draw:transform="rotate (1.5707963267949) translate (3.82cm 8.48cm)">
            <text:p/>
  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measure draw:style-name="gr51" draw:text-style-name="P5" draw:layer="layout" svg:x1="5.26cm" svg:y1="9.6cm" svg:x2="2.96cm" svg:y2="9.6cm">
          <text:p text:style-name="P5"><text:span text:style-name="T3"><text:measure text:kind="gap"/></text:span><text:span text:style-name="T3"><text:measure text:kind="value">115</text:measure></text:span><text:span text:style-name="T3"><text:measure text:kind="unit"/></text:span><text:span text:style-name="T3"><text:measure text:kind="gap"/></text:span></text:p>
        </draw:measure>
        <draw:g>
          <draw:g>
            <draw:custom-shape draw:style-name="gr20" draw:text-style-name="P1" draw:layer="layout" svg:width="0.08cm" svg:height="0.48cm" svg:x="3.04cm" svg:y="8.81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0.06cm" svg:height="0.66cm" svg:x="3.1cm" svg:y="8.72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0.04cm" svg:height="0.66cm" svg:x="3.14cm" svg:y="8.72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4" draw:text-style-name="P1" draw:layer="layout" svg:width="0.04cm" svg:height="0.66cm" svg:x="3.12cm" svg:y="8.72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</draw:g>
          <draw:line draw:style-name="gr3" draw:text-style-name="P1" draw:layer="layout" svg:x1="3.26cm" svg:y1="9.05cm" svg:x2="2.96cm" svg:y2="9.05cm">
            <text:p/>
          </draw:line>
        </draw:g>
        <draw:measure draw:style-name="gr86" draw:text-style-name="P4" draw:layer="layout" svg:x1="2.96cm" svg:y1="1.82cm" svg:x2="6.26cm" svg:y2="1.82cm">
          <text:p text:style-name="P4"><text:span text:style-name="T3"><text:measure text:kind="gap"/></text:span><text:span text:style-name="T3"><text:measure text:kind="value">165</text:measure></text:span><text:span text:style-name="T3"><text:measure text:kind="unit"/></text:span><text:span text:style-name="T3"><text:measure text:kind="gap"/></text:span></text:p>
        </draw:measure>
        <draw:measure draw:style-name="gr87" draw:text-style-name="P4" draw:layer="layout" svg:x1="5.26cm" svg:y1="1.14cm" svg:x2="5.26cm" svg:y2="10.78cm">
          <text:p text:style-name="P4"><text:span text:style-name="T3"><text:measure text:kind="gap"/></text:span><text:span text:style-name="T3"><text:measure text:kind="value">482</text:measure></text:span><text:span text:style-name="T3"><text:measure text:kind="unit"/></text:span><text:span text:style-name="T3"><text:measure text:kind="gap"/></text:span></text:p>
        </draw:measure>
        <draw:g>
          <draw:custom-shape draw:style-name="gr88" draw:text-style-name="P1" draw:layer="layout" svg:width="10.4cm" svg:height="3cm" svg:x="7.64cm" svg:y="1.24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89" draw:text-style-name="P1" draw:layer="layout" svg:width="0.66cm" svg:height="0.66cm" svg:x="8.92cm" svg:y="2.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0" draw:text-style-name="P1" draw:layer="layout" svg:width="0.48cm" svg:height="0.48cm" svg:x="9.01cm" svg:y="2.1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91" draw:text-style-name="P1" draw:layer="layout" svg:x1="8.9cm" svg:y1="2.41cm" svg:x2="9.6cm" svg:y2="2.41cm">
              <text:p/>
            </draw:line>
            <draw:line draw:style-name="gr91" draw:text-style-name="P1" draw:layer="layout" svg:x1="9.25cm" svg:y1="2.06cm" svg:x2="9.25cm" svg:y2="2.76cm">
              <text:p/>
            </draw:line>
          </draw:g>
        </draw:g>
        <draw:measure draw:style-name="gr4" draw:text-style-name="P5" draw:layer="measurelines" svg:x1="7.62cm" svg:y1="1.86cm" svg:x2="18.02cm" svg:y2="1.86cm">
          <text:p text:style-name="P5"><text:span text:style-name="T3"><text:measure text:kind="gap"/></text:span><text:span text:style-name="T3"><text:measure text:kind="value">520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22.28cm" svg:y1="7.86cm" svg:x2="22.28cm" svg:y2="11.06cm">
          <text:p text:style-name="P5"><text:span text:style-name="T3"><text:measure text:kind="gap"/></text:span><text:span text:style-name="T3"><text:measure text:kind="value">160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22.02cm" svg:y1="16.06cm" svg:x2="22.02cm" svg:y2="19.26cm">
          <text:p text:style-name="P5"><text:span text:style-name="T3"><text:measure text:kind="gap"/></text:span><text:span text:style-name="T3"><text:measure text:kind="value">160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3.52cm" svg:y1="19.26cm" svg:x2="3.52cm" svg:y2="14.36cm">
          <text:p text:style-name="P5"><text:span text:style-name="T3"><text:measure text:kind="gap"/></text:span><text:span text:style-name="T3"><text:measure text:kind="value">245</text:measure></text:span><text:span text:style-name="T3"><text:measure text:kind="unit"/></text:span><text:span text:style-name="T3"><text:measure text:kind="gap"/></text:span></text:p>
        </draw:measure>
        <draw:measure draw:style-name="gr92" draw:text-style-name="P4" draw:layer="measurelines" svg:x1="3.52cm" svg:y1="14.86cm" svg:x2="5.82cm" svg:y2="14.86cm">
          <text:p text:style-name="P4"><text:span text:style-name="T3"><text:measure text:kind="gap"/></text:span><text:span text:style-name="T3"><text:measure text:kind="value">115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3.52cm" svg:y1="18.76cm" svg:x2="22.02cm" svg:y2="18.76cm">
          <text:p text:style-name="P5"><text:span text:style-name="T3"><text:measure text:kind="gap"/></text:span><text:span text:style-name="T3"><text:measure text:kind="value">925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8.24cm" svg:y1="14.06cm" svg:x2="8.24cm" svg:y2="4.64cm">
          <text:p text:style-name="P5"><text:span text:style-name="T3"><text:measure text:kind="gap"/></text:span><text:span text:style-name="T3"><text:measure text:kind="value">471</text:measure></text:span><text:span text:style-name="T3"><text:measure text:kind="unit"/></text:span><text:span text:style-name="T3"><text:measure text:kind="gap"/></text:span></text:p>
        </draw:measure>
        <draw:measure draw:style-name="gr4" draw:text-style-name="P5" draw:layer="measurelines" svg:x1="14.12cm" svg:y1="4.24cm" svg:x2="14.12cm" svg:y2="1.24cm">
          <text:p text:style-name="P5"><text:span text:style-name="T3"><text:measure text:kind="gap"/></text:span><text:span text:style-name="T3"><text:measure text:kind="value">150</text:measure></text:span><text:span text:style-name="T3"><text:measure text:kind="unit"/></text:span><text:span text:style-name="T3"><text:measure text:kind="gap"/></text:span></text:p>
        </draw:measure>
        <draw:line draw:style-name="gr3" draw:text-style-name="P1" draw:layer="layout" svg:x1="15.42cm" svg:y1="12.04cm" svg:x2="15.42cm" svg:y2="13.52cm">
          <text:p/>
        </draw:line>
        <draw:line draw:style-name="gr3" draw:text-style-name="P1" draw:layer="layout" svg:x1="14.68cm" svg:y1="12.78cm" svg:x2="16.16cm" svg:y2="12.78cm">
          <text:p/>
        </draw:line>
        <draw:line draw:style-name="gr3" draw:text-style-name="P1" draw:layer="layout" svg:x1="10.22cm" svg:y1="12.04cm" svg:x2="10.22cm" svg:y2="13.52cm">
          <text:p/>
        </draw:line>
        <draw:line draw:style-name="gr3" draw:text-style-name="P1" draw:layer="layout" svg:x1="9.48cm" svg:y1="12.78cm" svg:x2="10.96cm" svg:y2="12.78cm">
          <text:p/>
        </draw:line>
        <draw:measure draw:style-name="gr4" draw:text-style-name="P1" draw:layer="measurelines" svg:x1="9.76cm" svg:y1="14.06cm" svg:x2="9.76cm" svg:y2="12.78cm">
          <text:p text:style-name="P4"><text:measure text:kind="gap"/><text:measure text:kind="value">64</text:measure><text:measure text:kind="unit"/><text:measure text:kind="gap"/></text:p>
        </draw:measure>
        <draw:measure draw:style-name="gr4" draw:text-style-name="P1" draw:layer="measurelines" svg:x1="14.76cm" svg:y1="14.06cm" svg:x2="14.76cm" svg:y2="12.78cm">
          <text:p text:style-name="P4"><text:measure text:kind="gap"/><text:measure text:kind="value">64</text:measure><text:measure text:kind="unit"/><text:measure text:kind="gap"/></text:p>
        </draw:measure>
        <draw:measure draw:style-name="gr4" draw:text-style-name="P1" draw:layer="measurelines" svg:x1="15.42cm" svg:y1="13.52cm" svg:x2="15.42cm" svg:y2="12.04cm">
          <text:p text:style-name="P4"><text:measure text:kind="gap"/><text:measure text:kind="value">74</text:measure><text:measure text:kind="unit"/><text:measure text:kind="gap"/></text:p>
        </draw:measure>
        <draw:measure draw:style-name="gr4" draw:text-style-name="P1" draw:layer="measurelines" svg:x1="7.62cm" svg:y1="12.46cm" svg:x2="10.22cm" svg:y2="12.46cm">
          <text:p text:style-name="P4"><text:measure text:kind="gap"/><text:measure text:kind="value">130</text:measure><text:measure text:kind="unit"/><text:measure text:kind="gap"/></text:p>
        </draw:measure>
        <draw:measure draw:style-name="gr4" draw:text-style-name="P1" draw:layer="measurelines" svg:x1="7.62cm" svg:y1="11.96cm" svg:x2="15.42cm" svg:y2="11.96cm">
          <text:p text:style-name="P4"><text:measure text:kind="gap"/><text:measure text:kind="value">390</text:measure><text:measure text:kind="unit"/><text:measure text:kind="gap"/></text:p>
        </draw:measure>
        <draw:measure draw:style-name="gr4" draw:text-style-name="P1" draw:layer="measurelines" svg:x1="15.42cm" svg:y1="12.46cm" svg:x2="18.02cm" svg:y2="12.46cm">
          <text:p text:style-name="P4"><text:measure text:kind="gap"/><text:measure text:kind="value">130</text:measure><text:measure text:kind="unit"/><text:measure text:kind="gap"/></text:p>
        </draw:measure>
        <draw:measure draw:style-name="gr4" draw:text-style-name="P1" draw:layer="measurelines" svg:x1="10.22cm" svg:y1="12.46cm" svg:x2="15.42cm" svg:y2="12.46cm">
          <text:p text:style-name="P4"><text:measure text:kind="gap"/><text:measure text:kind="value">260</text:measure><text:measure text:kind="unit"/><text:measure text:kind="gap"/></text:p>
        </draw:measure>
        <draw:measure draw:style-name="gr4" draw:text-style-name="P1" draw:layer="measurelines" svg:x1="7.62cm" svg:y1="8.58cm" svg:x2="9.04cm" svg:y2="8.58cm">
          <text:p text:style-name="P4"><text:measure text:kind="gap"/><text:measure text:kind="value">71</text:measure><text:measure text:kind="unit"/><text:measure text:kind="gap"/></text:p>
        </draw:measure>
        <draw:measure draw:style-name="gr4" draw:text-style-name="P1" draw:layer="measurelines" svg:x1="16.6cm" svg:y1="8.2cm" svg:x2="18.02cm" svg:y2="8.2cm">
          <text:p text:style-name="P4"><text:measure text:kind="gap"/><text:measure text:kind="value">71</text:measure><text:measure text:kind="unit"/><text:measure text:kind="gap"/></text:p>
        </draw:measure>
        <draw:measure draw:style-name="gr4" draw:text-style-name="P1" draw:layer="measurelines" svg:x1="12.26cm" svg:y1="4.64cm" svg:x2="12.26cm" svg:y2="5.3cm">
          <text:p text:style-name="P4"><text:measure text:kind="gap"/><text:measure text:kind="value">33</text:measure><text:measure text:kind="unit"/><text:measure text:kind="gap"/></text:p>
        </draw:measure>
        <draw:measure draw:style-name="gr93" draw:text-style-name="P4" draw:layer="measurelines" svg:x1="16.38cm" svg:y1="11.38cm" svg:x2="16.38cm" svg:y2="14.06cm">
          <text:p text:style-name="P4"><text:measure text:kind="gap"/><text:measure text:kind="value">134</text:measure><text:measure text:kind="unit"/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fill-image draw:name="Space_20_Metal" draw:display-name="Space Metal" xlink:href="Pictures/100000000000005E0000005E8DF4915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image-width="0cm" draw:fill-image-height="0cm" draw:textarea-vertical-align="top" draw:measure-vertical-align="automatic" draw:parallel="fals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1" draw:fill-image-name="Bitmape_20_1" draw:show-unit="false"/>
      <style:text-properties fo:font-size="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8:33:30.246719734</meta:creation-date>
    <dc:date>2014-04-25T12:19:26.582941321</dc:date>
    <meta:editing-duration>P1DT15H50M10S</meta:editing-duration>
    <meta:editing-cycles>69</meta:editing-cycles>
    <meta:generator>LibreOffice/4.2.3.3$Linux_X86_64 LibreOffice_project/420$Build-3</meta:generator>
    <meta:print-date>2014-04-25T11:23:30.402784544</meta:print-date>
    <meta:document-statistic meta:object-count="460"/>
  </office:meta>
</office:document-meta>
</file>